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Pictures/2000000D000000FD000000FDB0168EDE.svm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1.5559in" svg:y="0.0004in">
            <draw:object draw:notify-on-update-of-ranges="Sheet1.G2:Sheet1.G42 Sheet1.K1:Sheet1.K1 Sheet1.K2:Sheet1.K42 Sheet1.G2:Sheet1.G42 Sheet1.L1:Sheet1.L1 Sheet1.L2:Sheet1.L42 Sheet1.G2:Sheet1.G42 Sheet1.H1:Sheet1.H1 Sheet1.H2:Sheet1.H42 Sheet1.G2:Sheet1.G42 Sheet1.I1:Sheet1.I1 Sheet1.I2:Sheet1.I42 Sheet1.G2:Sheet1.G42 Sheet1.J1:Sheet1.J1 Sheet1.J2:Sheet1.J4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6"/>
          <table:table-cell table:style-name="ce4" office:value-type="string">
            <text:p>kx</text:p>
          </table:table-cell>
          <table:table-cell table:style-name="ce4" office:value-type="string">
            <text:p>N = 1</text:p>
          </table:table-cell>
          <table:table-cell table:style-name="ce4" office:value-type="string">
            <text:p>N = 2</text:p>
          </table:table-cell>
          <table:table-cell table:style-name="ce4" office:value-type="string">
            <text:p>N = 3</text:p>
          </table:table-cell>
          <table:table-cell table:style-name="ce4" office:value-type="string">
            <text:p>Beta</text:p>
          </table:table-cell>
          <table:table-cell table:style-name="ce4" office:value-type="string">
            <text:p>Alpha</text:p>
          </table:table-cell>
        </table:table-row>
        <table:table-row table:style-name="ro2">
          <table:table-cell table:number-columns-repeated="2" table:style-name="ce1" office:value-type="float" office:value="0">
            <text:p>0.000</text:p>
          </table:table-cell>
          <table:table-cell table:style-name="ce3" office:value-type="float" office:value="0.00000910391959771449">
            <text:p>9.10E-006</text:p>
          </table:table-cell>
          <table:table-cell table:style-name="ce3" office:value-type="float" office:value="0.00000415258823567471">
            <text:p>4.15E-006</text:p>
          </table:table-cell>
          <table:table-cell table:style-name="ce3" office:value-type="float" office:value="99025298.1162954">
            <text:p>9.90E+007</text:p>
          </table:table-cell>
          <table:table-cell/>
          <table:table-cell table:style-name="ce5" table:formula="of:=2*[.A2]/PI()" office:value-type="float" office:value="0">
            <text:p>0.00</text:p>
          </table:table-cell>
          <table:table-cell table:style-name="ce1" table:formula="of:=2*SQRT([.C2])/5000" office:value-type="float" office:value="0.00000120690808914114">
            <text:p>0.000</text:p>
          </table:table-cell>
          <table:table-cell table:style-name="ce1" table:formula="of:=2*SQRT([.D2])/5000" office:value-type="float" office:value="0.000000815116014876382">
            <text:p>0.000</text:p>
          </table:table-cell>
          <table:table-cell table:style-name="ce1" table:formula="of:=2*SQRT([.E2])/5000" office:value-type="float" office:value="3.98045822721546">
            <text:p>3.980</text:p>
          </table:table-cell>
          <table:table-cell table:style-name="ce1" table:formula="of:=2*[.A2]*[.$B$45]/5000" office:value-type="float" office:value="0">
            <text:p>0.000</text:p>
          </table:table-cell>
          <table:table-cell table:style-name="ce1" table:formula="of:=2*[.A2]*[.$B$44]/5000" office:value-type="float" office:value="0">
            <text:p>0.000</text:p>
          </table:table-cell>
        </table:table-row>
        <table:table-row table:style-name="ro2">
          <table:table-cell table:style-name="ce1" office:value-type="float" office:value="0.03926990817">
            <text:p>0.039</text:p>
          </table:table-cell>
          <table:table-cell table:style-name="ce1" office:value-type="float" office:value="0">
            <text:p>0.000</text:p>
          </table:table-cell>
          <table:table-cell table:style-name="ce3" office:value-type="float" office:value="15357.181092605">
            <text:p>1.54E+004</text:p>
          </table:table-cell>
          <table:table-cell table:style-name="ce3" office:value-type="float" office:value="59234.8413463675">
            <text:p>5.92E+004</text:p>
          </table:table-cell>
          <table:table-cell table:style-name="ce3" office:value-type="float" office:value="96531599.4052024">
            <text:p>9.65E+007</text:p>
          </table:table-cell>
          <table:table-cell/>
          <table:table-cell table:style-name="ce5" table:formula="of:=2*[.A3]/PI()" office:value-type="float" office:value="0.0250000000000812">
            <text:p>0.03</text:p>
          </table:table-cell>
          <table:table-cell table:style-name="ce1" table:formula="of:=2*SQRT([.C3])/5000" office:value-type="float" office:value="0.049569637630477">
            <text:p>0.050</text:p>
          </table:table-cell>
          <table:table-cell table:style-name="ce1" table:formula="of:=2*SQRT([.D3])/5000" office:value-type="float" office:value="0.0973528356824741">
            <text:p>0.097</text:p>
          </table:table-cell>
          <table:table-cell table:style-name="ce1" table:formula="of:=2*SQRT([.E3])/5000" office:value-type="float" office:value="3.93001983517035">
            <text:p>3.930</text:p>
          </table:table-cell>
          <table:table-cell table:style-name="ce1" table:formula="of:=2*[.A3]*[.$B$45]/5000" office:value-type="float" office:value="0.0495696376214975">
            <text:p>0.050</text:p>
          </table:table-cell>
          <table:table-cell table:style-name="ce1" table:formula="of:=2*[.A3]*[.$B$44]/5000" office:value-type="float" office:value="0.0973528356737325">
            <text:p>0.097</text:p>
          </table:table-cell>
        </table:table-row>
        <table:table-row table:style-name="ro2">
          <table:table-cell table:style-name="ce1" office:value-type="float" office:value="0.07853981634">
            <text:p>0.079</text:p>
          </table:table-cell>
          <table:table-cell table:style-name="ce1" office:value-type="float" office:value="0">
            <text:p>0.000</text:p>
          </table:table-cell>
          <table:table-cell table:style-name="ce3" office:value-type="float" office:value="61428.7245515413">
            <text:p>6.14E+004</text:p>
          </table:table-cell>
          <table:table-cell table:style-name="ce3" office:value-type="float" office:value="236939.366126519">
            <text:p>2.37E+005</text:p>
          </table:table-cell>
          <table:table-cell table:style-name="ce3" office:value-type="float" office:value="94071628.4787753">
            <text:p>9.41E+007</text:p>
          </table:table-cell>
          <table:table-cell/>
          <table:table-cell table:style-name="ce5" table:formula="of:=2*[.A4]/PI()" office:value-type="float" office:value="0.0500000000001625">
            <text:p>0.05</text:p>
          </table:table-cell>
          <table:table-cell table:style-name="ce1" table:formula="of:=2*SQRT([.C4])/5000" office:value-type="float" office:value="0.099139275407109">
            <text:p>0.099</text:p>
          </table:table-cell>
          <table:table-cell table:style-name="ce1" table:formula="of:=2*SQRT([.D4])/5000" office:value-type="float" office:value="0.194705671669428">
            <text:p>0.195</text:p>
          </table:table-cell>
          <table:table-cell table:style-name="ce1" table:formula="of:=2*SQRT([.E4])/5000" office:value-type="float" office:value="3.87962118725579">
            <text:p>3.880</text:p>
          </table:table-cell>
          <table:table-cell table:style-name="ce1" table:formula="of:=2*[.A4]*[.$B$45]/5000" office:value-type="float" office:value="0.099139275242995">
            <text:p>0.099</text:p>
          </table:table-cell>
          <table:table-cell table:style-name="ce1" table:formula="of:=2*[.A4]*[.$B$44]/5000" office:value-type="float" office:value="0.194705671347465">
            <text:p>0.195</text:p>
          </table:table-cell>
        </table:table-row>
        <table:table-row table:style-name="ro2">
          <table:table-cell table:style-name="ce1" office:value-type="float" office:value="0.11780972451">
            <text:p>0.118</text:p>
          </table:table-cell>
          <table:table-cell table:style-name="ce1" office:value-type="float" office:value="0">
            <text:p>0.000</text:p>
          </table:table-cell>
          <table:table-cell table:style-name="ce3" office:value-type="float" office:value="138214.632093597">
            <text:p>1.38E+005</text:p>
          </table:table-cell>
          <table:table-cell table:style-name="ce3" office:value-type="float" office:value="533113.580934071">
            <text:p>5.33E+005</text:p>
          </table:table-cell>
          <table:table-cell table:style-name="ce3" office:value-type="float" office:value="91645249.3801598">
            <text:p>9.16E+007</text:p>
          </table:table-cell>
          <table:table-cell/>
          <table:table-cell table:style-name="ce5" table:formula="of:=2*[.A5]/PI()" office:value-type="float" office:value="0.0750000000002437">
            <text:p>0.08</text:p>
          </table:table-cell>
          <table:table-cell table:style-name="ce1" table:formula="of:=2*SQRT([.C5])/5000" office:value-type="float" office:value="0.148708914107311">
            <text:p>0.149</text:p>
          </table:table-cell>
          <table:table-cell table:style-name="ce1" table:formula="of:=2*SQRT([.D5])/5000" office:value-type="float" office:value="0.29205850946249">
            <text:p>0.292</text:p>
          </table:table-cell>
          <table:table-cell table:style-name="ce1" table:formula="of:=2*SQRT([.E5])/5000" office:value-type="float" office:value="3.82926101236591">
            <text:p>3.829</text:p>
          </table:table-cell>
          <table:table-cell table:style-name="ce1" table:formula="of:=2*[.A5]*[.$B$45]/5000" office:value-type="float" office:value="0.148708912864492">
            <text:p>0.149</text:p>
          </table:table-cell>
          <table:table-cell table:style-name="ce1" table:formula="of:=2*[.A5]*[.$B$44]/5000" office:value-type="float" office:value="0.292058507021198">
            <text:p>0.292</text:p>
          </table:table-cell>
        </table:table-row>
        <table:table-row table:style-name="ro2">
          <table:table-cell table:style-name="ce1" office:value-type="float" office:value="0.15707963268">
            <text:p>0.157</text:p>
          </table:table-cell>
          <table:table-cell table:style-name="ce1" office:value-type="float" office:value="0">
            <text:p>0.000</text:p>
          </table:table-cell>
          <table:table-cell table:style-name="ce3" office:value-type="float" office:value="245714.910375898">
            <text:p>2.46E+005</text:p>
          </table:table-cell>
          <table:table-cell table:style-name="ce3" office:value-type="float" office:value="947757.511441624">
            <text:p>9.48E+005</text:p>
          </table:table-cell>
          <table:table-cell table:style-name="ce3" office:value-type="float" office:value="89252330.324594">
            <text:p>8.93E+007</text:p>
          </table:table-cell>
          <table:table-cell/>
          <table:table-cell table:style-name="ce5" table:formula="of:=2*[.A6]/PI()" office:value-type="float" office:value="0.100000000000325">
            <text:p>0.10</text:p>
          </table:table-cell>
          <table:table-cell table:style-name="ce1" table:formula="of:=2*SQRT([.C6])/5000" office:value-type="float" office:value="0.198278555724374">
            <text:p>0.198</text:p>
          </table:table-cell>
          <table:table-cell table:style-name="ce1" table:formula="of:=2*SQRT([.D6])/5000" office:value-type="float" office:value="0.389411352981214">
            <text:p>0.389</text:p>
          </table:table-cell>
          <table:table-cell table:style-name="ce1" table:formula="of:=2*SQRT([.E6])/5000" office:value-type="float" office:value="3.77893805875871">
            <text:p>3.779</text:p>
          </table:table-cell>
          <table:table-cell table:style-name="ce1" table:formula="of:=2*[.A6]*[.$B$45]/5000" office:value-type="float" office:value="0.19827855048599">
            <text:p>0.198</text:p>
          </table:table-cell>
          <table:table-cell table:style-name="ce1" table:formula="of:=2*[.A6]*[.$B$44]/5000" office:value-type="float" office:value="0.38941134269493">
            <text:p>0.389</text:p>
          </table:table-cell>
        </table:table-row>
        <table:table-row table:style-name="ro2">
          <table:table-cell table:style-name="ce1" office:value-type="float" office:value="0.19634954085">
            <text:p>0.196</text:p>
          </table:table-cell>
          <table:table-cell table:style-name="ce1" office:value-type="float" office:value="0">
            <text:p>0.000</text:p>
          </table:table-cell>
          <table:table-cell table:style-name="ce3" office:value-type="float" office:value="383929.576686884">
            <text:p>3.84E+005</text:p>
          </table:table-cell>
          <table:table-cell table:style-name="ce3" office:value-type="float" office:value="1480871.224365">
            <text:p>1.48E+006</text:p>
          </table:table-cell>
          <table:table-cell table:style-name="ce3" office:value-type="float" office:value="86892743.6509852">
            <text:p>8.69E+007</text:p>
          </table:table-cell>
          <table:table-cell/>
          <table:table-cell table:style-name="ce5" table:formula="of:=2*[.A7]/PI()" office:value-type="float" office:value="0.125000000000406">
            <text:p>0.13</text:p>
          </table:table-cell>
          <table:table-cell table:style-name="ce1" table:formula="of:=2*SQRT([.C7])/5000" office:value-type="float" office:value="0.247848204088514">
            <text:p>0.248</text:p>
          </table:table-cell>
          <table:table-cell table:style-name="ce1" table:formula="of:=2*SQRT([.D7])/5000" office:value-type="float" office:value="0.48676420975499">
            <text:p>0.487</text:p>
          </table:table-cell>
          <table:table-cell table:style-name="ce1" table:formula="of:=2*SQRT([.E7])/5000" office:value-type="float" office:value="3.72865109445194">
            <text:p>3.729</text:p>
          </table:table-cell>
          <table:table-cell table:style-name="ce1" table:formula="of:=2*[.A7]*[.$B$45]/5000" office:value-type="float" office:value="0.247848188107487">
            <text:p>0.248</text:p>
          </table:table-cell>
          <table:table-cell table:style-name="ce1" table:formula="of:=2*[.A7]*[.$B$44]/5000" office:value-type="float" office:value="0.486764178368663">
            <text:p>0.487</text:p>
          </table:table-cell>
        </table:table-row>
        <table:table-row table:style-name="ro2">
          <table:table-cell table:style-name="ce1" office:value-type="float" office:value="0.23561944902">
            <text:p>0.236</text:p>
          </table:table-cell>
          <table:table-cell table:style-name="ce1" office:value-type="float" office:value="0">
            <text:p>0.000</text:p>
          </table:table-cell>
          <table:table-cell table:style-name="ce3" office:value-type="float" office:value="552858.666941535">
            <text:p>5.53E+005</text:p>
          </table:table-cell>
          <table:table-cell table:style-name="ce3" office:value-type="float" office:value="2132454.85819172">
            <text:p>2.13E+006</text:p>
          </table:table-cell>
          <table:table-cell table:style-name="ce3" office:value-type="float" office:value="84566365.7707152">
            <text:p>8.46E+007</text:p>
          </table:table-cell>
          <table:table-cell/>
          <table:table-cell table:style-name="ce5" table:formula="of:=2*[.A8]/PI()" office:value-type="float" office:value="0.150000000000487">
            <text:p>0.15</text:p>
          </table:table-cell>
          <table:table-cell table:style-name="ce1" table:formula="of:=2*SQRT([.C8])/5000" office:value-type="float" office:value="0.297417865486668">
            <text:p>0.297</text:p>
          </table:table-cell>
          <table:table-cell table:style-name="ce1" table:formula="of:=2*SQRT([.D8])/5000" office:value-type="float" office:value="0.584117092123382">
            <text:p>0.584</text:p>
          </table:table-cell>
          <table:table-cell table:style-name="ce1" table:formula="of:=2*SQRT([.E8])/5000" office:value-type="float" office:value="3.6783989075839">
            <text:p>3.678</text:p>
          </table:table-cell>
          <table:table-cell table:style-name="ce1" table:formula="of:=2*[.A8]*[.$B$45]/5000" office:value-type="float" office:value="0.297417825728985">
            <text:p>0.297</text:p>
          </table:table-cell>
          <table:table-cell table:style-name="ce1" table:formula="of:=2*[.A8]*[.$B$44]/5000" office:value-type="float" office:value="0.584117014042395">
            <text:p>0.584</text:p>
          </table:table-cell>
        </table:table-row>
        <table:table-row table:style-name="ro2">
          <table:table-cell table:style-name="ce1" office:value-type="float" office:value="0.27488935719">
            <text:p>0.275</text:p>
          </table:table-cell>
          <table:table-cell table:style-name="ce1" office:value-type="float" office:value="0">
            <text:p>0.000</text:p>
          </table:table-cell>
          <table:table-cell table:style-name="ce3" office:value-type="float" office:value="752502.245876715">
            <text:p>7.53E+005</text:p>
          </table:table-cell>
          <table:table-cell table:style-name="ce3" office:value-type="float" office:value="2902508.66266874">
            <text:p>2.90E+006</text:p>
          </table:table-cell>
          <table:table-cell table:style-name="ce3" office:value-type="float" office:value="82273077.1140048">
            <text:p>8.23E+007</text:p>
          </table:table-cell>
          <table:table-cell/>
          <table:table-cell table:style-name="ce5" table:formula="of:=2*[.A9]/PI()" office:value-type="float" office:value="0.175000000000569">
            <text:p>0.18</text:p>
          </table:table-cell>
          <table:table-cell table:style-name="ce1" table:formula="of:=2*SQRT([.C9])/5000" office:value-type="float" office:value="0.34698754925829">
            <text:p>0.347</text:p>
          </table:table-cell>
          <table:table-cell table:style-name="ce1" table:formula="of:=2*SQRT([.D9])/5000" office:value-type="float" office:value="0.68147001843588">
            <text:p>0.681</text:p>
          </table:table-cell>
          <table:table-cell table:style-name="ce1" table:formula="of:=2*SQRT([.E9])/5000" office:value-type="float" office:value="3.62818030674342">
            <text:p>3.628</text:p>
          </table:table-cell>
          <table:table-cell table:style-name="ce1" table:formula="of:=2*[.A9]*[.$B$45]/5000" office:value-type="float" office:value="0.346987463350482">
            <text:p>0.347</text:p>
          </table:table-cell>
          <table:table-cell table:style-name="ce1" table:formula="of:=2*[.A9]*[.$B$44]/5000" office:value-type="float" office:value="0.681469849716128">
            <text:p>0.681</text:p>
          </table:table-cell>
        </table:table-row>
        <table:table-row table:style-name="ro2">
          <table:table-cell table:style-name="ce1" office:value-type="float" office:value="0.31415926536">
            <text:p>0.314</text:p>
          </table:table-cell>
          <table:table-cell table:style-name="ce1" office:value-type="float" office:value="0">
            <text:p>0.000</text:p>
          </table:table-cell>
          <table:table-cell table:style-name="ce3" office:value-type="float" office:value="982860.419564953">
            <text:p>9.83E+005</text:p>
          </table:table-cell>
          <table:table-cell table:style-name="ce3" office:value-type="float" office:value="3791033.04691338">
            <text:p>3.79E+006</text:p>
          </table:table-cell>
          <table:table-cell table:style-name="ce3" office:value-type="float" office:value="80012762.0740372">
            <text:p>8.00E+007</text:p>
          </table:table-cell>
          <table:table-cell/>
          <table:table-cell table:style-name="ce5" table:formula="of:=2*[.A10]/PI()" office:value-type="float" office:value="0.20000000000065">
            <text:p>0.20</text:p>
          </table:table-cell>
          <table:table-cell table:style-name="ce1" table:formula="of:=2*SQRT([.C10])/5000" office:value-type="float" office:value="0.396557268412007">
            <text:p>0.397</text:p>
          </table:table-cell>
          <table:table-cell table:style-name="ce1" table:formula="of:=2*SQRT([.D10])/5000" office:value-type="float" office:value="0.7788230142376">
            <text:p>0.779</text:p>
          </table:table-cell>
          <table:table-cell table:style-name="ce1" table:formula="of:=2*SQRT([.E10])/5000" office:value-type="float" office:value="3.57799412127046">
            <text:p>3.578</text:p>
          </table:table-cell>
          <table:table-cell table:style-name="ce1" table:formula="of:=2*[.A10]*[.$B$45]/5000" office:value-type="float" office:value="0.39655710097198">
            <text:p>0.397</text:p>
          </table:table-cell>
          <table:table-cell table:style-name="ce1" table:formula="of:=2*[.A10]*[.$B$44]/5000" office:value-type="float" office:value="0.77882268538986">
            <text:p>0.779</text:p>
          </table:table-cell>
        </table:table-row>
        <table:table-row table:style-name="ro2">
          <table:table-cell table:style-name="ce1" office:value-type="float" office:value="0.35342917353">
            <text:p>0.353</text:p>
          </table:table-cell>
          <table:table-cell table:style-name="ce1" office:value-type="float" office:value="0">
            <text:p>0.000</text:p>
          </table:table-cell>
          <table:table-cell table:style-name="ce3" office:value-type="float" office:value="1243933.35012309">
            <text:p>1.24E+006</text:p>
          </table:table-cell>
          <table:table-cell table:style-name="ce3" office:value-type="float" office:value="4798028.63618267">
            <text:p>4.80E+006</text:p>
          </table:table-cell>
          <table:table-cell table:style-name="ce3" office:value-type="float" office:value="77785308.9490113">
            <text:p>7.78E+007</text:p>
          </table:table-cell>
          <table:table-cell/>
          <table:table-cell table:style-name="ce5" table:formula="of:=2*[.A11]/PI()" office:value-type="float" office:value="0.225000000000731">
            <text:p>0.23</text:p>
          </table:table-cell>
          <table:table-cell table:style-name="ce1" table:formula="of:=2*SQRT([.C11])/5000" office:value-type="float" office:value="0.446127040224748">
            <text:p>0.446</text:p>
          </table:table-cell>
          <table:table-cell table:style-name="ce1" table:formula="of:=2*SQRT([.D11])/5000" office:value-type="float" office:value="0.876176113455067">
            <text:p>0.876</text:p>
          </table:table-cell>
          <table:table-cell table:style-name="ce1" table:formula="of:=2*SQRT([.E11])/5000" office:value-type="float" office:value="3.52783920152858">
            <text:p>3.528</text:p>
          </table:table-cell>
          <table:table-cell table:style-name="ce1" table:formula="of:=2*[.A11]*[.$B$45]/5000" office:value-type="float" office:value="0.446126738593477">
            <text:p>0.446</text:p>
          </table:table-cell>
          <table:table-cell table:style-name="ce1" table:formula="of:=2*[.A11]*[.$B$44]/5000" office:value-type="float" office:value="0.876175521063593">
            <text:p>0.876</text:p>
          </table:table-cell>
        </table:table-row>
        <table:table-row table:style-name="ro2">
          <table:table-cell table:style-name="ce1" office:value-type="float" office:value="0.3926990817">
            <text:p>0.393</text:p>
          </table:table-cell>
          <table:table-cell table:style-name="ce1" office:value-type="float" office:value="0">
            <text:p>0.000</text:p>
          </table:table-cell>
          <table:table-cell table:style-name="ce3" office:value-type="float" office:value="1535721.27260482">
            <text:p>1.54E+006</text:p>
          </table:table-cell>
          <table:table-cell table:style-name="ce3" office:value-type="float" office:value="5923496.33719847">
            <text:p>5.92E+006</text:p>
          </table:table-cell>
          <table:table-cell table:style-name="ce3" office:value-type="float" office:value="75590609.8823404">
            <text:p>7.56E+007</text:p>
          </table:table-cell>
          <table:table-cell/>
          <table:table-cell table:style-name="ce5" table:formula="of:=2*[.A12]/PI()" office:value-type="float" office:value="0.250000000000812">
            <text:p>0.25</text:p>
          </table:table-cell>
          <table:table-cell table:style-name="ce1" table:formula="of:=2*SQRT([.C12])/5000" office:value-type="float" office:value="0.495696886833851">
            <text:p>0.496</text:p>
          </table:table-cell>
          <table:table-cell table:style-name="ce1" table:formula="of:=2*SQRT([.D12])/5000" office:value-type="float" office:value="0.973529359573585">
            <text:p>0.974</text:p>
          </table:table-cell>
          <table:table-cell table:style-name="ce1" table:formula="of:=2*SQRT([.E12])/5000" office:value-type="float" office:value="3.47771441915153">
            <text:p>3.478</text:p>
          </table:table-cell>
          <table:table-cell table:style-name="ce1" table:formula="of:=2*[.A12]*[.$B$45]/5000" office:value-type="float" office:value="0.495696376214975">
            <text:p>0.496</text:p>
          </table:table-cell>
          <table:table-cell table:style-name="ce1" table:formula="of:=2*[.A12]*[.$B$44]/5000" office:value-type="float" office:value="0.973528356737325">
            <text:p>0.974</text:p>
          </table:table-cell>
        </table:table-row>
        <table:table-row table:style-name="ro2">
          <table:table-cell table:style-name="ce1" office:value-type="float" office:value="0.43196898987">
            <text:p>0.432</text:p>
          </table:table-cell>
          <table:table-cell table:style-name="ce1" office:value-type="float" office:value="0">
            <text:p>0.000</text:p>
          </table:table-cell>
          <table:table-cell table:style-name="ce3" office:value-type="float" office:value="1858224.51421049">
            <text:p>1.86E+006</text:p>
          </table:table-cell>
          <table:table-cell table:style-name="ce3" office:value-type="float" office:value="7167437.41196244">
            <text:p>7.17E+006</text:p>
          </table:table-cell>
          <table:table-cell table:style-name="ce3" office:value-type="float" office:value="73428560.8011625">
            <text:p>7.34E+007</text:p>
          </table:table-cell>
          <table:table-cell/>
          <table:table-cell table:style-name="ce5" table:formula="of:=2*[.A13]/PI()" office:value-type="float" office:value="0.275000000000893">
            <text:p>0.28</text:p>
          </table:table-cell>
          <table:table-cell table:style-name="ce1" table:formula="of:=2*SQRT([.C13])/5000" office:value-type="float" office:value="0.545266835846156">
            <text:p>0.545</text:p>
          </table:table-cell>
          <table:table-cell table:style-name="ce1" table:formula="of:=2*SQRT([.D13])/5000" office:value-type="float" office:value="1.0708828068066">
            <text:p>1.071</text:p>
          </table:table-cell>
          <table:table-cell table:style-name="ce1" table:formula="of:=2*SQRT([.E13])/5000" office:value-type="float" office:value="3.42761866726536">
            <text:p>3.428</text:p>
          </table:table-cell>
          <table:table-cell table:style-name="ce1" table:formula="of:=2*[.A13]*[.$B$45]/5000" office:value-type="float" office:value="0.545266013836472">
            <text:p>0.545</text:p>
          </table:table-cell>
          <table:table-cell table:style-name="ce1" table:formula="of:=2*[.A13]*[.$B$44]/5000" office:value-type="float" office:value="1.07088119241106">
            <text:p>1.071</text:p>
          </table:table-cell>
        </table:table-row>
        <table:table-row table:style-name="ro2">
          <table:table-cell table:style-name="ce1" office:value-type="float" office:value="0.47123889804">
            <text:p>0.471</text:p>
          </table:table-cell>
          <table:table-cell table:style-name="ce1" office:value-type="float" office:value="0">
            <text:p>0.000</text:p>
          </table:table-cell>
          <table:table-cell table:style-name="ce3" office:value-type="float" office:value="2211443.51554454">
            <text:p>2.21E+006</text:p>
          </table:table-cell>
          <table:table-cell table:style-name="ce3" office:value-type="float" office:value="8529853.55995378">
            <text:p>8.53E+006</text:p>
          </table:table-cell>
          <table:table-cell table:style-name="ce3" office:value-type="float" office:value="71299061.3532712">
            <text:p>7.13E+007</text:p>
          </table:table-cell>
          <table:table-cell/>
          <table:table-cell table:style-name="ce5" table:formula="of:=2*[.A14]/PI()" office:value-type="float" office:value="0.300000000000975">
            <text:p>0.30</text:p>
          </table:table-cell>
          <table:table-cell table:style-name="ce1" table:formula="of:=2*SQRT([.C14])/5000" office:value-type="float" office:value="0.594836920917932">
            <text:p>0.595</text:p>
          </table:table-cell>
          <table:table-cell table:style-name="ce1" table:formula="of:=2*SQRT([.D14])/5000" office:value-type="float" office:value="1.16823652125441">
            <text:p>1.168</text:p>
          </table:table-cell>
          <table:table-cell table:style-name="ce1" table:formula="of:=2*SQRT([.E14])/5000" office:value-type="float" office:value="3.37755086068639">
            <text:p>3.378</text:p>
          </table:table-cell>
          <table:table-cell table:style-name="ce1" table:formula="of:=2*[.A14]*[.$B$45]/5000" office:value-type="float" office:value="0.59483565145797">
            <text:p>0.595</text:p>
          </table:table-cell>
          <table:table-cell table:style-name="ce1" table:formula="of:=2*[.A14]*[.$B$44]/5000" office:value-type="float" office:value="1.16823402808479">
            <text:p>1.168</text:p>
          </table:table-cell>
        </table:table-row>
        <table:table-row table:style-name="ro2">
          <table:table-cell table:style-name="ce1" office:value-type="float" office:value="0.51050880621">
            <text:p>0.511</text:p>
          </table:table-cell>
          <table:table-cell table:style-name="ce1" office:value-type="float" office:value="0">
            <text:p>0.000</text:p>
          </table:table-cell>
          <table:table-cell table:style-name="ce3" office:value-type="float" office:value="2595378.85410526">
            <text:p>2.60E+006</text:p>
          </table:table-cell>
          <table:table-cell table:style-name="ce3" office:value-type="float" office:value="10010747.0086915">
            <text:p>1.00E+007</text:p>
          </table:table-cell>
          <table:table-cell table:style-name="ce3" office:value-type="float" office:value="69202014.8426638">
            <text:p>6.92E+007</text:p>
          </table:table-cell>
          <table:table-cell/>
          <table:table-cell table:style-name="ce5" table:formula="of:=2*[.A15]/PI()" office:value-type="float" office:value="0.325000000001056">
            <text:p>0.33</text:p>
          </table:table-cell>
          <table:table-cell table:style-name="ce1" table:formula="of:=2*SQRT([.C15])/5000" office:value-type="float" office:value="0.64440718234424">
            <text:p>0.644</text:p>
          </table:table-cell>
          <table:table-cell table:style-name="ce1" table:formula="of:=2*SQRT([.D15])/5000" office:value-type="float" office:value="1.26559058205671">
            <text:p>1.266</text:p>
          </table:table-cell>
          <table:table-cell table:style-name="ce1" table:formula="of:=2*SQRT([.E15])/5000" office:value-type="float" office:value="3.32750993609729">
            <text:p>3.328</text:p>
          </table:table-cell>
          <table:table-cell table:style-name="ce1" table:formula="of:=2*[.A15]*[.$B$45]/5000" office:value-type="float" office:value="0.644405289079467">
            <text:p>0.644</text:p>
          </table:table-cell>
          <table:table-cell table:style-name="ce1" table:formula="of:=2*[.A15]*[.$B$44]/5000" office:value-type="float" office:value="1.26558686375852">
            <text:p>1.266</text:p>
          </table:table-cell>
        </table:table-row>
        <table:table-row table:style-name="ro2">
          <table:table-cell table:style-name="ce1" office:value-type="float" office:value="0.54977871438">
            <text:p>0.550</text:p>
          </table:table-cell>
          <table:table-cell table:style-name="ce1" office:value-type="float" office:value="0">
            <text:p>0.000</text:p>
          </table:table-cell>
          <table:table-cell table:style-name="ce3" office:value-type="float" office:value="3010031.26989385">
            <text:p>3.01E+006</text:p>
          </table:table-cell>
          <table:table-cell table:style-name="ce3" office:value-type="float" office:value="11610120.6124418">
            <text:p>1.16E+007</text:p>
          </table:table-cell>
          <table:table-cell table:style-name="ce3" office:value-type="float" office:value="67137328.1638274">
            <text:p>6.71E+007</text:p>
          </table:table-cell>
          <table:table-cell/>
          <table:table-cell table:style-name="ce5" table:formula="of:=2*[.A16]/PI()" office:value-type="float" office:value="0.350000000001137">
            <text:p>0.35</text:p>
          </table:table-cell>
          <table:table-cell table:style-name="ce1" table:formula="of:=2*SQRT([.C16])/5000" office:value-type="float" office:value="0.693977667639973">
            <text:p>0.694</text:p>
          </table:table-cell>
          <table:table-cell table:style-name="ce1" table:formula="of:=2*SQRT([.D16])/5000" office:value-type="float" office:value="1.36294508252926">
            <text:p>1.363</text:p>
          </table:table-cell>
          <table:table-cell table:style-name="ce1" table:formula="of:=2*SQRT([.E16])/5000" office:value-type="float" office:value="3.27749485220227">
            <text:p>3.277</text:p>
          </table:table-cell>
          <table:table-cell table:style-name="ce1" table:formula="of:=2*[.A16]*[.$B$45]/5000" office:value-type="float" office:value="0.693974926700965">
            <text:p>0.694</text:p>
          </table:table-cell>
          <table:table-cell table:style-name="ce1" table:formula="of:=2*[.A16]*[.$B$44]/5000" office:value-type="float" office:value="1.36293969943226">
            <text:p>1.363</text:p>
          </table:table-cell>
        </table:table-row>
        <table:table-row table:style-name="ro2">
          <table:table-cell table:style-name="ce1" office:value-type="float" office:value="0.58904862255">
            <text:p>0.589</text:p>
          </table:table-cell>
          <table:table-cell table:style-name="ce1" office:value-type="float" office:value="0">
            <text:p>0.000</text:p>
          </table:table-cell>
          <table:table-cell table:style-name="ce3" office:value-type="float" office:value="3455401.69309762">
            <text:p>3.46E+006</text:p>
          </table:table-cell>
          <table:table-cell table:style-name="ce3" office:value-type="float" office:value="13327977.9591005">
            <text:p>1.33E+007</text:p>
          </table:table-cell>
          <table:table-cell table:style-name="ce3" office:value-type="float" office:value="65104911.7348473">
            <text:p>6.51E+007</text:p>
          </table:table-cell>
          <table:table-cell/>
          <table:table-cell table:style-name="ce5" table:formula="of:=2*[.A17]/PI()" office:value-type="float" office:value="0.375000000001218">
            <text:p>0.38</text:p>
          </table:table-cell>
          <table:table-cell table:style-name="ce1" table:formula="of:=2*SQRT([.C17])/5000" office:value-type="float" office:value="0.7435484321116">
            <text:p>0.744</text:p>
          </table:table-cell>
          <table:table-cell table:style-name="ce1" table:formula="of:=2*SQRT([.D17])/5000" office:value-type="float" office:value="1.46030013129359">
            <text:p>1.460</text:p>
          </table:table-cell>
          <table:table-cell table:style-name="ce1" table:formula="of:=2*SQRT([.E17])/5000" office:value-type="float" office:value="3.22750458986127">
            <text:p>3.228</text:p>
          </table:table-cell>
          <table:table-cell table:style-name="ce1" table:formula="of:=2*[.A17]*[.$B$45]/5000" office:value-type="float" office:value="0.743544564322462">
            <text:p>0.744</text:p>
          </table:table-cell>
          <table:table-cell table:style-name="ce1" table:formula="of:=2*[.A17]*[.$B$44]/5000" office:value-type="float" office:value="1.46029253510599">
            <text:p>1.460</text:p>
          </table:table-cell>
        </table:table-row>
        <table:table-row table:style-name="ro2">
          <table:table-cell table:style-name="ce1" office:value-type="float" office:value="0.62831853072">
            <text:p>0.628</text:p>
          </table:table-cell>
          <table:table-cell table:style-name="ce1" office:value-type="float" office:value="0">
            <text:p>0.000</text:p>
          </table:table-cell>
          <table:table-cell table:style-name="ce3" office:value-type="float" office:value="3931491.27389035">
            <text:p>3.93E+006</text:p>
          </table:table-cell>
          <table:table-cell table:style-name="ce3" office:value-type="float" office:value="15164323.4850156">
            <text:p>1.52E+007</text:p>
          </table:table-cell>
          <table:table-cell table:style-name="ce3" office:value-type="float" office:value="63104679.4294775">
            <text:p>6.31E+007</text:p>
          </table:table-cell>
          <table:table-cell/>
          <table:table-cell table:style-name="ce5" table:formula="of:=2*[.A18]/PI()" office:value-type="float" office:value="0.4000000000013">
            <text:p>0.40</text:p>
          </table:table-cell>
          <table:table-cell table:style-name="ce1" table:formula="of:=2*SQRT([.C18])/5000" office:value-type="float" office:value="0.793119539427983">
            <text:p>0.793</text:p>
          </table:table-cell>
          <table:table-cell table:style-name="ce1" table:formula="of:=2*SQRT([.D18])/5000" office:value-type="float" office:value="1.55765585339076">
            <text:p>1.558</text:p>
          </table:table-cell>
          <table:table-cell table:style-name="ce1" table:formula="of:=2*SQRT([.E18])/5000" office:value-type="float" office:value="3.17753815220469">
            <text:p>3.178</text:p>
          </table:table-cell>
          <table:table-cell table:style-name="ce1" table:formula="of:=2*[.A18]*[.$B$45]/5000" office:value-type="float" office:value="0.79311420194396">
            <text:p>0.793</text:p>
          </table:table-cell>
          <table:table-cell table:style-name="ce1" table:formula="of:=2*[.A18]*[.$B$44]/5000" office:value-type="float" office:value="1.55764537077972">
            <text:p>1.558</text:p>
          </table:table-cell>
        </table:table-row>
        <table:table-row table:style-name="ro2">
          <table:table-cell table:style-name="ce1" office:value-type="float" office:value="0.66758843889">
            <text:p>0.668</text:p>
          </table:table-cell>
          <table:table-cell table:style-name="ce1" office:value-type="float" office:value="0">
            <text:p>0.000</text:p>
          </table:table-cell>
          <table:table-cell table:style-name="ce3" office:value-type="float" office:value="4438301.41422804">
            <text:p>4.44E+006</text:p>
          </table:table-cell>
          <table:table-cell table:style-name="ce3" office:value-type="float" office:value="17119162.5977285">
            <text:p>1.71E+007</text:p>
          </table:table-cell>
          <table:table-cell table:style-name="ce3" office:value-type="float" office:value="61136548.5083227">
            <text:p>6.11E+007</text:p>
          </table:table-cell>
          <table:table-cell/>
          <table:table-cell table:style-name="ce5" table:formula="of:=2*[.A19]/PI()" office:value-type="float" office:value="0.425000000001381">
            <text:p>0.43</text:p>
          </table:table-cell>
          <table:table-cell table:style-name="ce1" table:formula="of:=2*SQRT([.C19])/5000" office:value-type="float" office:value="0.842691062179068">
            <text:p>0.843</text:p>
          </table:table-cell>
          <table:table-cell table:style-name="ce1" table:formula="of:=2*SQRT([.D19])/5000" office:value-type="float" office:value="1.6550123913846">
            <text:p>1.655</text:p>
          </table:table-cell>
          <table:table-cell table:style-name="ce1" table:formula="of:=2*SQRT([.E19])/5000" office:value-type="float" office:value="3.12759456473048">
            <text:p>3.128</text:p>
          </table:table-cell>
          <table:table-cell table:style-name="ce1" table:formula="of:=2*[.A19]*[.$B$45]/5000" office:value-type="float" office:value="0.842683839565457">
            <text:p>0.843</text:p>
          </table:table-cell>
          <table:table-cell table:style-name="ce1" table:formula="of:=2*[.A19]*[.$B$44]/5000" office:value-type="float" office:value="1.65499820645345">
            <text:p>1.655</text:p>
          </table:table-cell>
        </table:table-row>
        <table:table-row table:style-name="ro2">
          <table:table-cell table:style-name="ce1" office:value-type="float" office:value="0.70685834706">
            <text:p>0.707</text:p>
          </table:table-cell>
          <table:table-cell table:style-name="ce1" office:value-type="float" office:value="0">
            <text:p>0.000</text:p>
          </table:table-cell>
          <table:table-cell table:style-name="ce3" office:value-type="float" office:value="4975833.80165107">
            <text:p>4.98E+006</text:p>
          </table:table-cell>
          <table:table-cell table:style-name="ce3" office:value-type="float" office:value="19192501.8063744">
            <text:p>1.92E+007</text:p>
          </table:table-cell>
          <table:table-cell table:style-name="ce3" office:value-type="float" office:value="59200439.5490743">
            <text:p>5.92E+007</text:p>
          </table:table-cell>
          <table:table-cell/>
          <table:table-cell table:style-name="ce5" table:formula="of:=2*[.A20]/PI()" office:value-type="float" office:value="0.450000000001462">
            <text:p>0.45</text:p>
          </table:table-cell>
          <table:table-cell table:style-name="ce1" table:formula="of:=2*SQRT([.C20])/5000" office:value-type="float" office:value="0.892263082428143">
            <text:p>0.892</text:p>
          </table:table-cell>
          <table:table-cell table:style-name="ce1" table:formula="of:=2*SQRT([.D20])/5000" office:value-type="float" office:value="1.75236990644667">
            <text:p>1.752</text:p>
          </table:table-cell>
          <table:table-cell table:style-name="ce1" table:formula="of:=2*SQRT([.E20])/5000" office:value-type="float" office:value="3.07767287538034">
            <text:p>3.078</text:p>
          </table:table-cell>
          <table:table-cell table:style-name="ce1" table:formula="of:=2*[.A20]*[.$B$45]/5000" office:value-type="float" office:value="0.892253477186955">
            <text:p>0.892</text:p>
          </table:table-cell>
          <table:table-cell table:style-name="ce1" table:formula="of:=2*[.A20]*[.$B$44]/5000" office:value-type="float" office:value="1.75235104212719">
            <text:p>1.752</text:p>
          </table:table-cell>
        </table:table-row>
        <table:table-row table:style-name="ro2">
          <table:table-cell table:style-name="ce1" office:value-type="float" office:value="0.74612825523">
            <text:p>0.746</text:p>
          </table:table-cell>
          <table:table-cell table:style-name="ce1" office:value-type="float" office:value="0">
            <text:p>0.000</text:p>
          </table:table-cell>
          <table:table-cell table:style-name="ce3" office:value-type="float" office:value="5544090.44512679">
            <text:p>5.54E+006</text:p>
          </table:table-cell>
          <table:table-cell table:style-name="ce3" office:value-type="float" office:value="21384348.8597624">
            <text:p>2.14E+007</text:p>
          </table:table-cell>
          <table:table-cell table:style-name="ce3" office:value-type="float" office:value="57296276.3761591">
            <text:p>5.73E+007</text:p>
          </table:table-cell>
          <table:table-cell/>
          <table:table-cell table:style-name="ce5" table:formula="of:=2*[.A21]/PI()" office:value-type="float" office:value="0.475000000001543">
            <text:p>0.48</text:p>
          </table:table-cell>
          <table:table-cell table:style-name="ce1" table:formula="of:=2*SQRT([.C21])/5000" office:value-type="float" office:value="0.941835692262873">
            <text:p>0.942</text:p>
          </table:table-cell>
          <table:table-cell table:style-name="ce1" table:formula="of:=2*SQRT([.D21])/5000" office:value-type="float" office:value="1.8497285794305">
            <text:p>1.850</text:p>
          </table:table-cell>
          <table:table-cell table:style-name="ce1" table:formula="of:=2*SQRT([.E21])/5000" office:value-type="float" office:value="3.02777215460237">
            <text:p>3.028</text:p>
          </table:table-cell>
          <table:table-cell table:style-name="ce1" table:formula="of:=2*[.A21]*[.$B$45]/5000" office:value-type="float" office:value="0.941823114808452">
            <text:p>0.942</text:p>
          </table:table-cell>
          <table:table-cell table:style-name="ce1" table:formula="of:=2*[.A21]*[.$B$44]/5000" office:value-type="float" office:value="1.84970387780092">
            <text:p>1.850</text:p>
          </table:table-cell>
        </table:table-row>
        <table:table-row table:style-name="ro2">
          <table:table-cell table:style-name="ce1" office:value-type="float" office:value="0.7853981634">
            <text:p>0.785</text:p>
          </table:table-cell>
          <table:table-cell table:style-name="ce1" office:value-type="float" office:value="0">
            <text:p>0.000</text:p>
          </table:table-cell>
          <table:table-cell table:style-name="ce3" office:value-type="float" office:value="6143073.71269846">
            <text:p>6.14E+006</text:p>
          </table:table-cell>
          <table:table-cell table:style-name="ce3" office:value-type="float" office:value="23694712.8918456">
            <text:p>2.37E+007</text:p>
          </table:table-cell>
          <table:table-cell table:style-name="ce3" office:value-type="float" office:value="55423985.9895683">
            <text:p>5.54E+007</text:p>
          </table:table-cell>
          <table:table-cell/>
          <table:table-cell table:style-name="ce5" table:formula="of:=2*[.A22]/PI()" office:value-type="float" office:value="0.500000000001624">
            <text:p>0.50</text:p>
          </table:table-cell>
          <table:table-cell table:style-name="ce1" table:formula="of:=2*SQRT([.C22])/5000" office:value-type="float" office:value="0.991408994326637">
            <text:p>0.991</text:p>
          </table:table-cell>
          <table:table-cell table:style-name="ce1" table:formula="of:=2*SQRT([.D22])/5000" office:value-type="float" office:value="1.94708861192687">
            <text:p>1.947</text:p>
          </table:table-cell>
          <table:table-cell table:style-name="ce1" table:formula="of:=2*SQRT([.E22])/5000" office:value-type="float" office:value="2.97789149539249">
            <text:p>2.978</text:p>
          </table:table-cell>
          <table:table-cell table:style-name="ce1" table:formula="of:=2*[.A22]*[.$B$45]/5000" office:value-type="float" office:value="0.99139275242995">
            <text:p>0.991</text:p>
          </table:table-cell>
          <table:table-cell table:style-name="ce1" table:formula="of:=2*[.A22]*[.$B$44]/5000" office:value-type="float" office:value="1.94705671347465">
            <text:p>1.947</text:p>
          </table:table-cell>
        </table:table-row>
        <table:table-row table:style-name="ro2">
          <table:table-cell table:style-name="ce1" office:value-type="float" office:value="0.82466807157">
            <text:p>0.825</text:p>
          </table:table-cell>
          <table:table-cell table:style-name="ce1" office:value-type="float" office:value="0">
            <text:p>0.000</text:p>
          </table:table-cell>
          <table:table-cell table:style-name="ce3" office:value-type="float" office:value="6772786.37116528">
            <text:p>6.77E+006</text:p>
          </table:table-cell>
          <table:table-cell table:style-name="ce3" office:value-type="float" office:value="26123604.5745024">
            <text:p>2.61E+007</text:p>
          </table:table-cell>
          <table:table-cell table:style-name="ce3" office:value-type="float" office:value="53583498.4932221">
            <text:p>5.36E+007</text:p>
          </table:table-cell>
          <table:table-cell/>
          <table:table-cell table:style-name="ce5" table:formula="of:=2*[.A23]/PI()" office:value-type="float" office:value="0.525000000001706">
            <text:p>0.53</text:p>
          </table:table-cell>
          <table:table-cell table:style-name="ce1" table:formula="of:=2*SQRT([.C23])/5000" office:value-type="float" office:value="1.04098310235395">
            <text:p>1.041</text:p>
          </table:table-cell>
          <table:table-cell table:style-name="ce1" table:formula="of:=2*SQRT([.D23])/5000" office:value-type="float" office:value="2.04445022730327">
            <text:p>2.044</text:p>
          </table:table-cell>
          <table:table-cell table:style-name="ce1" table:formula="of:=2*SQRT([.E23])/5000" office:value-type="float" office:value="2.92803001332219">
            <text:p>2.928</text:p>
          </table:table-cell>
          <table:table-cell table:style-name="ce1" table:formula="of:=2*[.A23]*[.$B$45]/5000" office:value-type="float" office:value="1.04096239005145">
            <text:p>1.041</text:p>
          </table:table-cell>
          <table:table-cell table:style-name="ce1" table:formula="of:=2*[.A23]*[.$B$44]/5000" office:value-type="float" office:value="2.04440954914838">
            <text:p>2.044</text:p>
          </table:table-cell>
        </table:table-row>
        <table:table-row table:style-name="ro2">
          <table:table-cell table:style-name="ce1" office:value-type="float" office:value="0.86393797974">
            <text:p>0.864</text:p>
          </table:table-cell>
          <table:table-cell table:style-name="ce1" office:value-type="float" office:value="0">
            <text:p>0.000</text:p>
          </table:table-cell>
          <table:table-cell table:style-name="ce3" office:value-type="float" office:value="7433231.62749195">
            <text:p>7.43E+006</text:p>
          </table:table-cell>
          <table:table-cell table:style-name="ce3" office:value-type="float" office:value="28671036.2774753">
            <text:p>2.87E+007</text:p>
          </table:table-cell>
          <table:table-cell table:style-name="ce3" office:value-type="float" office:value="51774747.0228024">
            <text:p>5.18E+007</text:p>
          </table:table-cell>
          <table:table-cell/>
          <table:table-cell table:style-name="ce5" table:formula="of:=2*[.A24]/PI()" office:value-type="float" office:value="0.550000000001787">
            <text:p>0.55</text:p>
          </table:table-cell>
          <table:table-cell table:style-name="ce1" table:formula="of:=2*SQRT([.C24])/5000" office:value-type="float" office:value="1.0905581416865">
            <text:p>1.091</text:p>
          </table:table-cell>
          <table:table-cell table:style-name="ce1" table:formula="of:=2*SQRT([.D24])/5000" office:value-type="float" office:value="2.14181367172685">
            <text:p>2.142</text:p>
          </table:table-cell>
          <table:table-cell table:style-name="ce1" table:formula="of:=2*SQRT([.E24])/5000" office:value-type="float" office:value="2.87818684654912">
            <text:p>2.878</text:p>
          </table:table-cell>
          <table:table-cell table:style-name="ce1" table:formula="of:=2*[.A24]*[.$B$45]/5000" office:value-type="float" office:value="1.09053202767294">
            <text:p>1.091</text:p>
          </table:table-cell>
          <table:table-cell table:style-name="ce1" table:formula="of:=2*[.A24]*[.$B$44]/5000" office:value-type="float" office:value="2.14176238482211">
            <text:p>2.142</text:p>
          </table:table-cell>
        </table:table-row>
        <table:table-row table:style-name="ro2">
          <table:table-cell table:style-name="ce1" office:value-type="float" office:value="0.90320788791">
            <text:p>0.903</text:p>
          </table:table-cell>
          <table:table-cell table:style-name="ce1" office:value-type="float" office:value="0">
            <text:p>0.000</text:p>
          </table:table-cell>
          <table:table-cell table:style-name="ce3" office:value-type="float" office:value="8124413.17210388">
            <text:p>8.12E+006</text:p>
          </table:table-cell>
          <table:table-cell table:style-name="ce3" office:value-type="float" office:value="31337022.2352497">
            <text:p>3.13E+007</text:p>
          </table:table-cell>
          <table:table-cell table:style-name="ce3" office:value-type="float" office:value="49997667.6731217">
            <text:p>5.00E+007</text:p>
          </table:table-cell>
          <table:table-cell/>
          <table:table-cell table:style-name="ce5" table:formula="of:=2*[.A25]/PI()" office:value-type="float" office:value="0.575000000001868">
            <text:p>0.58</text:p>
          </table:table-cell>
          <table:table-cell table:style-name="ce1" table:formula="of:=2*SQRT([.C25])/5000" office:value-type="float" office:value="1.14013424978667">
            <text:p>1.140</text:p>
          </table:table-cell>
          <table:table-cell table:style-name="ce1" table:formula="of:=2*SQRT([.D25])/5000" office:value-type="float" office:value="2.2391792151679">
            <text:p>2.239</text:p>
          </table:table-cell>
          <table:table-cell table:style-name="ce1" table:formula="of:=2*SQRT([.E25])/5000" office:value-type="float" office:value="2.82836115581081">
            <text:p>2.828</text:p>
          </table:table-cell>
          <table:table-cell table:style-name="ce1" table:formula="of:=2*[.A25]*[.$B$45]/5000" office:value-type="float" office:value="1.14010166529444">
            <text:p>1.140</text:p>
          </table:table-cell>
          <table:table-cell table:style-name="ce1" table:formula="of:=2*[.A25]*[.$B$44]/5000" office:value-type="float" office:value="2.23911522049585">
            <text:p>2.239</text:p>
          </table:table-cell>
        </table:table-row>
        <table:table-row table:style-name="ro2">
          <table:table-cell table:style-name="ce1" office:value-type="float" office:value="0.94247779608">
            <text:p>0.942</text:p>
          </table:table-cell>
          <table:table-cell table:style-name="ce1" office:value-type="float" office:value="0">
            <text:p>0.000</text:p>
          </table:table-cell>
          <table:table-cell table:style-name="ce3" office:value-type="float" office:value="8846335.22389984">
            <text:p>8.85E+006</text:p>
          </table:table-cell>
          <table:table-cell table:style-name="ce3" office:value-type="float" office:value="34121578.7207563">
            <text:p>3.41E+007</text:p>
          </table:table-cell>
          <table:table-cell table:style-name="ce3" office:value-type="float" office:value="48252199.4252102">
            <text:p>4.83E+007</text:p>
          </table:table-cell>
          <table:table-cell/>
          <table:table-cell table:style-name="ce5" table:formula="of:=2*[.A26]/PI()" office:value-type="float" office:value="0.600000000001949">
            <text:p>0.60</text:p>
          </table:table-cell>
          <table:table-cell table:style-name="ce1" table:formula="of:=2*SQRT([.C26])/5000" office:value-type="float" office:value="1.18971157673781">
            <text:p>1.190</text:p>
          </table:table-cell>
          <table:table-cell table:style-name="ce1" table:formula="of:=2*SQRT([.D26])/5000" office:value-type="float" office:value="2.33654715238555">
            <text:p>2.337</text:p>
          </table:table-cell>
          <table:table-cell table:style-name="ce1" table:formula="of:=2*SQRT([.E26])/5000" office:value-type="float" office:value="2.77855212440466">
            <text:p>2.779</text:p>
          </table:table-cell>
          <table:table-cell table:style-name="ce1" table:formula="of:=2*[.A26]*[.$B$45]/5000" office:value-type="float" office:value="1.18967130291594">
            <text:p>1.190</text:p>
          </table:table-cell>
          <table:table-cell table:style-name="ce1" table:formula="of:=2*[.A26]*[.$B$44]/5000" office:value-type="float" office:value="2.33646805616958">
            <text:p>2.336</text:p>
          </table:table-cell>
        </table:table-row>
        <table:table-row table:style-name="ro2">
          <table:table-cell table:style-name="ce1" office:value-type="float" office:value="0.98174770425">
            <text:p>0.982</text:p>
          </table:table-cell>
          <table:table-cell table:style-name="ce1" office:value-type="float" office:value="0">
            <text:p>0.000</text:p>
          </table:table-cell>
          <table:table-cell table:style-name="ce3" office:value-type="float" office:value="9599002.57702983">
            <text:p>9.60E+006</text:p>
          </table:table-cell>
          <table:table-cell table:style-name="ce3" office:value-type="float" office:value="37024724.2256945">
            <text:p>3.70E+007</text:p>
          </table:table-cell>
          <table:table-cell table:style-name="ce3" office:value-type="float" office:value="46538284.0730835">
            <text:p>4.65E+007</text:p>
          </table:table-cell>
          <table:table-cell/>
          <table:table-cell table:style-name="ce5" table:formula="of:=2*[.A27]/PI()" office:value-type="float" office:value="0.62500000000203">
            <text:p>0.63</text:p>
          </table:table-cell>
          <table:table-cell table:style-name="ce1" table:formula="of:=2*SQRT([.C27])/5000" office:value-type="float" office:value="1.23929028573808">
            <text:p>1.239</text:p>
          </table:table-cell>
          <table:table-cell table:style-name="ce1" table:formula="of:=2*SQRT([.D27])/5000" office:value-type="float" office:value="2.43391780389378">
            <text:p>2.434</text:p>
          </table:table-cell>
          <table:table-cell table:style-name="ce1" table:formula="of:=2*SQRT([.E27])/5000" office:value-type="float" office:value="2.72875895815174">
            <text:p>2.729</text:p>
          </table:table-cell>
          <table:table-cell table:style-name="ce1" table:formula="of:=2*[.A27]*[.$B$45]/5000" office:value-type="float" office:value="1.23924094053744">
            <text:p>1.239</text:p>
          </table:table-cell>
          <table:table-cell table:style-name="ce1" table:formula="of:=2*[.A27]*[.$B$44]/5000" office:value-type="float" office:value="2.43382089184331">
            <text:p>2.434</text:p>
          </table:table-cell>
        </table:table-row>
        <table:table-row table:style-name="ro2">
          <table:table-cell table:style-name="ce1" office:value-type="float" office:value="1.02101761242">
            <text:p>1.021</text:p>
          </table:table-cell>
          <table:table-cell table:style-name="ce1" office:value-type="float" office:value="0">
            <text:p>0.000</text:p>
          </table:table-cell>
          <table:table-cell table:style-name="ce3" office:value-type="float" office:value="10382420.6493008">
            <text:p>1.04E+007</text:p>
          </table:table-cell>
          <table:table-cell table:style-name="ce3" office:value-type="float" office:value="40046479.6472975">
            <text:p>4.00E+007</text:p>
          </table:table-cell>
          <table:table-cell table:style-name="ce3" office:value-type="float" office:value="44855866.1502819">
            <text:p>4.49E+007</text:p>
          </table:table-cell>
          <table:table-cell/>
          <table:table-cell table:style-name="ce5" table:formula="of:=2*[.A28]/PI()" office:value-type="float" office:value="0.650000000002112">
            <text:p>0.65</text:p>
          </table:table-cell>
          <table:table-cell table:style-name="ce1" table:formula="of:=2*SQRT([.C28])/5000" office:value-type="float" office:value="1.28887055358098">
            <text:p>1.289</text:p>
          </table:table-cell>
          <table:table-cell table:style-name="ce1" table:formula="of:=2*SQRT([.D28])/5000" office:value-type="float" office:value="2.53129151690745">
            <text:p>2.531</text:p>
          </table:table-cell>
          <table:table-cell table:style-name="ce1" table:formula="of:=2*SQRT([.E28])/5000" office:value-type="float" office:value="2.67898088534523">
            <text:p>2.679</text:p>
          </table:table-cell>
          <table:table-cell table:style-name="ce1" table:formula="of:=2*[.A28]*[.$B$45]/5000" office:value-type="float" office:value="1.28881057815893">
            <text:p>1.289</text:p>
          </table:table-cell>
          <table:table-cell table:style-name="ce1" table:formula="of:=2*[.A28]*[.$B$44]/5000" office:value-type="float" office:value="2.53117372751705">
            <text:p>2.531</text:p>
          </table:table-cell>
        </table:table-row>
        <table:table-row table:style-name="ro2">
          <table:table-cell table:style-name="ce1" office:value-type="float" office:value="1.06028752059">
            <text:p>1.060</text:p>
          </table:table-cell>
          <table:table-cell table:style-name="ce1" office:value-type="float" office:value="0">
            <text:p>0.000</text:p>
          </table:table-cell>
          <table:table-cell table:style-name="ce3" office:value-type="float" office:value="11196595.5322037">
            <text:p>1.12E+007</text:p>
          </table:table-cell>
          <table:table-cell table:style-name="ce3" office:value-type="float" office:value="43186868.4813488">
            <text:p>4.32E+007</text:p>
          </table:table-cell>
          <table:table-cell table:style-name="ce3" office:value-type="float" office:value="43204892.8562756">
            <text:p>4.32E+007</text:p>
          </table:table-cell>
          <table:table-cell/>
          <table:table-cell table:style-name="ce5" table:formula="of:=2*[.A29]/PI()" office:value-type="float" office:value="0.675000000002193">
            <text:p>0.68</text:p>
          </table:table-cell>
          <table:table-cell table:style-name="ce1" table:formula="of:=2*SQRT([.C29])/5000" office:value-type="float" office:value="1.33845257112555">
            <text:p>1.338</text:p>
          </table:table-cell>
          <table:table-cell table:style-name="ce1" table:formula="of:=2*SQRT([.D29])/5000" office:value-type="float" office:value="2.62866866626736">
            <text:p>2.629</text:p>
          </table:table-cell>
          <table:table-cell table:style-name="ce1" table:formula="of:=2*SQRT([.E29])/5000" office:value-type="float" office:value="2.6292171566845">
            <text:p>2.629</text:p>
          </table:table-cell>
          <table:table-cell table:style-name="ce1" table:formula="of:=2*[.A29]*[.$B$45]/5000" office:value-type="float" office:value="1.33838021578043">
            <text:p>1.338</text:p>
          </table:table-cell>
          <table:table-cell table:style-name="ce1" table:formula="of:=2*[.A29]*[.$B$44]/5000" office:value-type="float" office:value="2.62852656319078">
            <text:p>2.629</text:p>
          </table:table-cell>
        </table:table-row>
        <table:table-row table:style-name="ro2">
          <table:table-cell table:style-name="ce1" office:value-type="float" office:value="1.09955742876">
            <text:p>1.100</text:p>
          </table:table-cell>
          <table:table-cell table:style-name="ce1" office:value-type="float" office:value="0">
            <text:p>0.000</text:p>
          </table:table-cell>
          <table:table-cell table:style-name="ce3" office:value-type="float" office:value="12041534.0425507">
            <text:p>1.20E+007</text:p>
          </table:table-cell>
          <table:table-cell table:style-name="ce3" office:value-type="float" office:value="41585313.9827643">
            <text:p>4.16E+007</text:p>
          </table:table-cell>
          <table:table-cell table:style-name="ce3" office:value-type="float" office:value="46445917.0212801">
            <text:p>4.64E+007</text:p>
          </table:table-cell>
          <table:table-cell/>
          <table:table-cell table:style-name="ce5" table:formula="of:=2*[.A30]/PI()" office:value-type="float" office:value="0.700000000002274">
            <text:p>0.70</text:p>
          </table:table-cell>
          <table:table-cell table:style-name="ce1" table:formula="of:=2*SQRT([.C30])/5000" office:value-type="float" office:value="1.38803654375816">
            <text:p>1.388</text:p>
          </table:table-cell>
          <table:table-cell table:style-name="ce1" table:formula="of:=2*SQRT([.D30])/5000" office:value-type="float" office:value="2.57946704519408">
            <text:p>2.579</text:p>
          </table:table-cell>
          <table:table-cell table:style-name="ce1" table:formula="of:=2*SQRT([.E30])/5000" office:value-type="float" office:value="2.72604965534467">
            <text:p>2.726</text:p>
          </table:table-cell>
          <table:table-cell table:style-name="ce1" table:formula="of:=2*[.A30]*[.$B$45]/5000" office:value-type="float" office:value="1.38794985340193">
            <text:p>1.388</text:p>
          </table:table-cell>
          <table:table-cell table:style-name="ce1" table:formula="of:=2*[.A30]*[.$B$44]/5000" office:value-type="float" office:value="2.72587939886451">
            <text:p>2.726</text:p>
          </table:table-cell>
        </table:table-row>
        <table:table-row table:style-name="ro2">
          <table:table-cell table:style-name="ce1" office:value-type="float" office:value="1.13882733693">
            <text:p>1.139</text:p>
          </table:table-cell>
          <table:table-cell table:style-name="ce1" office:value-type="float" office:value="0">
            <text:p>0.000</text:p>
          </table:table-cell>
          <table:table-cell table:style-name="ce3" office:value-type="float" office:value="12917243.7756316">
            <text:p>1.29E+007</text:p>
          </table:table-cell>
          <table:table-cell table:style-name="ce3" office:value-type="float" office:value="39997081.8399775">
            <text:p>4.00E+007</text:p>
          </table:table-cell>
          <table:table-cell table:style-name="ce3" office:value-type="float" office:value="49823654.5631511">
            <text:p>4.98E+007</text:p>
          </table:table-cell>
          <table:table-cell/>
          <table:table-cell table:style-name="ce5" table:formula="of:=2*[.A31]/PI()" office:value-type="float" office:value="0.725000000002355">
            <text:p>0.73</text:p>
          </table:table-cell>
          <table:table-cell table:style-name="ce1" table:formula="of:=2*SQRT([.C31])/5000" office:value-type="float" office:value="1.4376226918427">
            <text:p>1.438</text:p>
          </table:table-cell>
          <table:table-cell table:style-name="ce1" table:formula="of:=2*SQRT([.D31])/5000" office:value-type="float" office:value="2.52972984612911">
            <text:p>2.530</text:p>
          </table:table-cell>
          <table:table-cell table:style-name="ce1" table:formula="of:=2*SQRT([.E31])/5000" office:value-type="float" office:value="2.82343491692374">
            <text:p>2.823</text:p>
          </table:table-cell>
          <table:table-cell table:style-name="ce1" table:formula="of:=2*[.A31]*[.$B$45]/5000" office:value-type="float" office:value="1.43751949102343">
            <text:p>1.438</text:p>
          </table:table-cell>
          <table:table-cell table:style-name="ce1" table:formula="of:=2*[.A31]*[.$B$44]/5000" office:value-type="float" office:value="2.82323223453824">
            <text:p>2.823</text:p>
          </table:table-cell>
        </table:table-row>
        <table:table-row table:style-name="ro2">
          <table:table-cell table:style-name="ce1" office:value-type="float" office:value="1.1780972451">
            <text:p>1.178</text:p>
          </table:table-cell>
          <table:table-cell table:style-name="ce1" office:value-type="float" office:value="0">
            <text:p>0.000</text:p>
          </table:table-cell>
          <table:table-cell table:style-name="ce3" office:value-type="float" office:value="13823733.1597804">
            <text:p>1.38E+007</text:p>
          </table:table-cell>
          <table:table-cell table:style-name="ce3" office:value-type="float" office:value="38440151.182981">
            <text:p>3.84E+007</text:p>
          </table:table-cell>
          <table:table-cell table:style-name="ce3" office:value-type="float" office:value="53320113.6162905">
            <text:p>5.33E+007</text:p>
          </table:table-cell>
          <table:table-cell/>
          <table:table-cell table:style-name="ce5" table:formula="of:=2*[.A32]/PI()" office:value-type="float" office:value="0.750000000002437">
            <text:p>0.75</text:p>
          </table:table-cell>
          <table:table-cell table:style-name="ce1" table:formula="of:=2*SQRT([.C32])/5000" office:value-type="float" office:value="1.48721125115596">
            <text:p>1.487</text:p>
          </table:table-cell>
          <table:table-cell table:style-name="ce1" table:formula="of:=2*SQRT([.D32])/5000" office:value-type="float" office:value="2.48000487686556">
            <text:p>2.480</text:p>
          </table:table-cell>
          <table:table-cell table:style-name="ce1" table:formula="of:=2*SQRT([.E32])/5000" office:value-type="float" office:value="2.9208249140622">
            <text:p>2.921</text:p>
          </table:table-cell>
          <table:table-cell table:style-name="ce1" table:formula="of:=2*[.A32]*[.$B$45]/5000" office:value-type="float" office:value="1.48708912864492">
            <text:p>1.487</text:p>
          </table:table-cell>
          <table:table-cell table:style-name="ce1" table:formula="of:=2*[.A32]*[.$B$44]/5000" office:value-type="float" office:value="2.92058507021198">
            <text:p>2.921</text:p>
          </table:table-cell>
        </table:table-row>
        <table:table-row table:style-name="ro2">
          <table:table-cell table:style-name="ce1" office:value-type="float" office:value="1.21736715327">
            <text:p>1.217</text:p>
          </table:table-cell>
          <table:table-cell table:style-name="ce1" office:value-type="float" office:value="0">
            <text:p>0.000</text:p>
          </table:table-cell>
          <table:table-cell table:style-name="ce3" office:value-type="float" office:value="14761011.5124412">
            <text:p>1.48E+007</text:p>
          </table:table-cell>
          <table:table-cell table:style-name="ce3" office:value-type="float" office:value="36914479.1380604">
            <text:p>3.69E+007</text:p>
          </table:table-cell>
          <table:table-cell table:style-name="ce3" office:value-type="float" office:value="56935330.1194208">
            <text:p>5.69E+007</text:p>
          </table:table-cell>
          <table:table-cell/>
          <table:table-cell table:style-name="ce5" table:formula="of:=2*[.A33]/PI()" office:value-type="float" office:value="0.775000000002518">
            <text:p>0.78</text:p>
          </table:table-cell>
          <table:table-cell table:style-name="ce1" table:formula="of:=2*SQRT([.C33])/5000" office:value-type="float" office:value="1.53680247331613">
            <text:p>1.537</text:p>
          </table:table-cell>
          <table:table-cell table:style-name="ce1" table:formula="of:=2*SQRT([.D33])/5000" office:value-type="float" office:value="2.43029147677592">
            <text:p>2.430</text:p>
          </table:table-cell>
          <table:table-cell table:style-name="ce1" table:formula="of:=2*SQRT([.E33])/5000" office:value-type="float" office:value="3.01822014092864">
            <text:p>3.018</text:p>
          </table:table-cell>
          <table:table-cell table:style-name="ce1" table:formula="of:=2*[.A33]*[.$B$45]/5000" office:value-type="float" office:value="1.53665876626642">
            <text:p>1.537</text:p>
          </table:table-cell>
          <table:table-cell table:style-name="ce1" table:formula="of:=2*[.A33]*[.$B$44]/5000" office:value-type="float" office:value="3.01793790588571">
            <text:p>3.018</text:p>
          </table:table-cell>
        </table:table-row>
        <table:table-row table:style-name="ro2">
          <table:table-cell table:style-name="ce1" office:value-type="float" office:value="1.25663706144">
            <text:p>1.257</text:p>
          </table:table-cell>
          <table:table-cell table:style-name="ce1" office:value-type="float" office:value="0">
            <text:p>0.000</text:p>
          </table:table-cell>
          <table:table-cell table:style-name="ce3" office:value-type="float" office:value="15729089.0975772">
            <text:p>1.57E+007</text:p>
          </table:table-cell>
          <table:table-cell table:style-name="ce3" office:value-type="float" office:value="35420025.1292927">
            <text:p>3.54E+007</text:p>
          </table:table-cell>
          <table:table-cell table:style-name="ce3" office:value-type="float" office:value="60669343.66208">
            <text:p>6.07E+007</text:p>
          </table:table-cell>
          <table:table-cell/>
          <table:table-cell table:style-name="ce5" table:formula="of:=2*[.A34]/PI()" office:value-type="float" office:value="0.800000000002599">
            <text:p>0.80</text:p>
          </table:table-cell>
          <table:table-cell table:style-name="ce1" table:formula="of:=2*SQRT([.C34])/5000" office:value-type="float" office:value="1.58639662619798">
            <text:p>1.586</text:p>
          </table:table-cell>
          <table:table-cell table:style-name="ce1" table:formula="of:=2*SQRT([.D34])/5000" office:value-type="float" office:value="2.38058900709191">
            <text:p>2.381</text:p>
          </table:table-cell>
          <table:table-cell table:style-name="ce1" table:formula="of:=2*SQRT([.E34])/5000" office:value-type="float" office:value="3.1156211236177">
            <text:p>3.116</text:p>
          </table:table-cell>
          <table:table-cell table:style-name="ce1" table:formula="of:=2*[.A34]*[.$B$45]/5000" office:value-type="float" office:value="1.58622840388792">
            <text:p>1.586</text:p>
          </table:table-cell>
          <table:table-cell table:style-name="ce1" table:formula="of:=2*[.A34]*[.$B$44]/5000" office:value-type="float" office:value="3.11529074155944">
            <text:p>3.115</text:p>
          </table:table-cell>
        </table:table-row>
        <table:table-row table:style-name="ro2">
          <table:table-cell table:style-name="ce1" office:value-type="float" office:value="1.29590696961">
            <text:p>1.296</text:p>
          </table:table-cell>
          <table:table-cell table:style-name="ce1" office:value-type="float" office:value="0">
            <text:p>0.000</text:p>
          </table:table-cell>
          <table:table-cell table:style-name="ce3" office:value-type="float" office:value="16727977.184353">
            <text:p>1.67E+007</text:p>
          </table:table-cell>
          <table:table-cell table:style-name="ce3" office:value-type="float" office:value="33956750.805289">
            <text:p>3.40E+007</text:p>
          </table:table-cell>
          <table:table-cell table:style-name="ce3" office:value-type="float" office:value="64522197.7110841">
            <text:p>6.45E+007</text:p>
          </table:table-cell>
          <table:table-cell/>
          <table:table-cell table:style-name="ce5" table:formula="of:=2*[.A35]/PI()" office:value-type="float" office:value="0.825000000002681">
            <text:p>0.83</text:p>
          </table:table-cell>
          <table:table-cell table:style-name="ce1" table:formula="of:=2*SQRT([.C35])/5000" office:value-type="float" office:value="1.63599399433387">
            <text:p>1.636</text:p>
          </table:table-cell>
          <table:table-cell table:style-name="ce1" table:formula="of:=2*SQRT([.D35])/5000" office:value-type="float" office:value="2.33089685075214">
            <text:p>2.331</text:p>
          </table:table-cell>
          <table:table-cell table:style-name="ce1" table:formula="of:=2*SQRT([.E35])/5000" office:value-type="float" office:value="3.21302842094082">
            <text:p>3.213</text:p>
          </table:table-cell>
          <table:table-cell table:style-name="ce1" table:formula="of:=2*[.A35]*[.$B$45]/5000" office:value-type="float" office:value="1.63579804150942">
            <text:p>1.636</text:p>
          </table:table-cell>
          <table:table-cell table:style-name="ce1" table:formula="of:=2*[.A35]*[.$B$44]/5000" office:value-type="float" office:value="3.21264357723317">
            <text:p>3.213</text:p>
          </table:table-cell>
        </table:table-row>
        <table:table-row table:style-name="ro2">
          <table:table-cell table:style-name="ce1" office:value-type="float" office:value="1.33517687778">
            <text:p>1.335</text:p>
          </table:table-cell>
          <table:table-cell table:style-name="ce1" office:value-type="float" office:value="0">
            <text:p>0.000</text:p>
          </table:table-cell>
          <table:table-cell table:style-name="ce3" office:value-type="float" office:value="17757688.1071585">
            <text:p>1.78E+007</text:p>
          </table:table-cell>
          <table:table-cell table:style-name="ce3" office:value-type="float" office:value="32524619.966221">
            <text:p>3.25E+007</text:p>
          </table:table-cell>
          <table:table-cell table:style-name="ce3" office:value-type="float" office:value="68493939.8418937">
            <text:p>6.85E+007</text:p>
          </table:table-cell>
          <table:table-cell/>
          <table:table-cell table:style-name="ce5" table:formula="of:=2*[.A36]/PI()" office:value-type="float" office:value="0.850000000002762">
            <text:p>0.85</text:p>
          </table:table-cell>
          <table:table-cell table:style-name="ce1" table:formula="of:=2*SQRT([.C36])/5000" office:value-type="float" office:value="1.68559487930681">
            <text:p>1.686</text:p>
          </table:table-cell>
          <table:table-cell table:style-name="ce1" table:formula="of:=2*SQRT([.D36])/5000" office:value-type="float" office:value="2.28121441223646">
            <text:p>2.281</text:p>
          </table:table-cell>
          <table:table-cell table:style-name="ce1" table:formula="of:=2*SQRT([.E36])/5000" office:value-type="float" office:value="3.31044262519425">
            <text:p>3.310</text:p>
          </table:table-cell>
          <table:table-cell table:style-name="ce1" table:formula="of:=2*[.A36]*[.$B$45]/5000" office:value-type="float" office:value="1.68536767913091">
            <text:p>1.685</text:p>
          </table:table-cell>
          <table:table-cell table:style-name="ce1" table:formula="of:=2*[.A36]*[.$B$44]/5000" office:value-type="float" office:value="3.30999641290691">
            <text:p>3.310</text:p>
          </table:table-cell>
        </table:table-row>
        <table:table-row table:style-name="ro2">
          <table:table-cell table:style-name="ce1" office:value-type="float" office:value="1.37444678595">
            <text:p>1.374</text:p>
          </table:table-cell>
          <table:table-cell table:style-name="ce1" office:value-type="float" office:value="0">
            <text:p>0.000</text:p>
          </table:table-cell>
          <table:table-cell table:style-name="ce3" office:value-type="float" office:value="18818235.326749">
            <text:p>1.88E+007</text:p>
          </table:table-cell>
          <table:table-cell table:style-name="ce3" office:value-type="float" office:value="31123598.4911364">
            <text:p>3.11E+007</text:p>
          </table:table-cell>
          <table:table-cell table:style-name="ce3" office:value-type="float" office:value="72584621.9746021">
            <text:p>7.26E+007</text:p>
          </table:table-cell>
          <table:table-cell/>
          <table:table-cell table:style-name="ce5" table:formula="of:=2*[.A37]/PI()" office:value-type="float" office:value="0.875000000002843">
            <text:p>0.88</text:p>
          </table:table-cell>
          <table:table-cell table:style-name="ce1" table:formula="of:=2*SQRT([.C37])/5000" office:value-type="float" office:value="1.73519960012669">
            <text:p>1.735</text:p>
          </table:table-cell>
          <table:table-cell table:style-name="ce1" table:formula="of:=2*SQRT([.D37])/5000" office:value-type="float" office:value="2.23154111738543">
            <text:p>2.232</text:p>
          </table:table-cell>
          <table:table-cell table:style-name="ce1" table:formula="of:=2*SQRT([.E37])/5000" office:value-type="float" office:value="3.40786436290184">
            <text:p>3.408</text:p>
          </table:table-cell>
          <table:table-cell table:style-name="ce1" table:formula="of:=2*[.A37]*[.$B$45]/5000" office:value-type="float" office:value="1.73493731675241">
            <text:p>1.735</text:p>
          </table:table-cell>
          <table:table-cell table:style-name="ce1" table:formula="of:=2*[.A37]*[.$B$44]/5000" office:value-type="float" office:value="3.40734924858064">
            <text:p>3.407</text:p>
          </table:table-cell>
        </table:table-row>
        <table:table-row table:style-name="ro2">
          <table:table-cell table:style-name="ce1" office:value-type="float" office:value="1.41371669412">
            <text:p>1.414</text:p>
          </table:table-cell>
          <table:table-cell table:style-name="ce1" office:value-type="float" office:value="0">
            <text:p>0.000</text:p>
          </table:table-cell>
          <table:table-cell table:style-name="ce3" office:value-type="float" office:value="19909633.4926203">
            <text:p>1.99E+007</text:p>
          </table:table-cell>
          <table:table-cell table:style-name="ce3" office:value-type="float" office:value="29753654.265707">
            <text:p>2.98E+007</text:p>
          </table:table-cell>
          <table:table-cell table:style-name="ce3" office:value-type="float" office:value="76794300.6143912">
            <text:p>7.68E+007</text:p>
          </table:table-cell>
          <table:table-cell/>
          <table:table-cell table:style-name="ce5" table:formula="of:=2*[.A38]/PI()" office:value-type="float" office:value="0.900000000002924">
            <text:p>0.90</text:p>
          </table:table-cell>
          <table:table-cell table:style-name="ce1" table:formula="of:=2*SQRT([.C38])/5000" office:value-type="float" office:value="1.78480849359791">
            <text:p>1.785</text:p>
          </table:table-cell>
          <table:table-cell table:style-name="ce1" table:formula="of:=2*SQRT([.D38])/5000" office:value-type="float" office:value="2.18187641320793">
            <text:p>2.182</text:p>
          </table:table-cell>
          <table:table-cell table:style-name="ce1" table:formula="of:=2*SQRT([.E38])/5000" office:value-type="float" office:value="3.50529429553391">
            <text:p>3.505</text:p>
          </table:table-cell>
          <table:table-cell table:style-name="ce1" table:formula="of:=2*[.A38]*[.$B$45]/5000" office:value-type="float" office:value="1.78450695437391">
            <text:p>1.785</text:p>
          </table:table-cell>
          <table:table-cell table:style-name="ce1" table:formula="of:=2*[.A38]*[.$B$44]/5000" office:value-type="float" office:value="3.50470208425437">
            <text:p>3.505</text:p>
          </table:table-cell>
        </table:table-row>
        <table:table-row table:style-name="ro2">
          <table:table-cell table:style-name="ce1" office:value-type="float" office:value="1.45298660229">
            <text:p>1.453</text:p>
          </table:table-cell>
          <table:table-cell table:style-name="ce1" office:value-type="float" office:value="0">
            <text:p>0.000</text:p>
          </table:table-cell>
          <table:table-cell table:style-name="ce3" office:value-type="float" office:value="21031898.5064237">
            <text:p>2.10E+007</text:p>
          </table:table-cell>
          <table:table-cell table:style-name="ce3" office:value-type="float" office:value="28414757.1103431">
            <text:p>2.84E+007</text:p>
          </table:table-cell>
          <table:table-cell table:style-name="ce3" office:value-type="float" office:value="81123037.0962034">
            <text:p>8.11E+007</text:p>
          </table:table-cell>
          <table:table-cell/>
          <table:table-cell table:style-name="ce5" table:formula="of:=2*[.A39]/PI()" office:value-type="float" office:value="0.925000000003006">
            <text:p>0.93</text:p>
          </table:table-cell>
          <table:table-cell table:style-name="ce1" table:formula="of:=2*SQRT([.C39])/5000" office:value-type="float" office:value="1.8344219146717">
            <text:p>1.834</text:p>
          </table:table-cell>
          <table:table-cell table:style-name="ce1" table:formula="of:=2*SQRT([.D39])/5000" office:value-type="float" office:value="2.13221976767286">
            <text:p>2.132</text:p>
          </table:table-cell>
          <table:table-cell table:style-name="ce1" table:formula="of:=2*SQRT([.E39])/5000" office:value-type="float" office:value="3.6027331202009">
            <text:p>3.603</text:p>
          </table:table-cell>
          <table:table-cell table:style-name="ce1" table:formula="of:=2*[.A39]*[.$B$45]/5000" office:value-type="float" office:value="1.83407659199541">
            <text:p>1.834</text:p>
          </table:table-cell>
          <table:table-cell table:style-name="ce1" table:formula="of:=2*[.A39]*[.$B$44]/5000" office:value-type="float" office:value="3.6020549199281">
            <text:p>3.602</text:p>
          </table:table-cell>
        </table:table-row>
        <table:table-row table:style-name="ro2">
          <table:table-cell table:style-name="ce1" office:value-type="float" office:value="1.49225651046">
            <text:p>1.492</text:p>
          </table:table-cell>
          <table:table-cell table:style-name="ce1" office:value-type="float" office:value="0">
            <text:p>0.000</text:p>
          </table:table-cell>
          <table:table-cell table:style-name="ce3" office:value-type="float" office:value="22185047.5864557">
            <text:p>2.22E+007</text:p>
          </table:table-cell>
          <table:table-cell table:style-name="ce3" office:value-type="float" office:value="27106878.7088306">
            <text:p>2.71E+007</text:p>
          </table:table-cell>
          <table:table-cell table:style-name="ce3" office:value-type="float" office:value="85570897.8334723">
            <text:p>8.56E+007</text:p>
          </table:table-cell>
          <table:table-cell/>
          <table:table-cell table:style-name="ce5" table:formula="of:=2*[.A40]/PI()" office:value-type="float" office:value="0.950000000003087">
            <text:p>0.95</text:p>
          </table:table-cell>
          <table:table-cell table:style-name="ce1" table:formula="of:=2*SQRT([.C40])/5000" office:value-type="float" office:value="1.88404023678713">
            <text:p>1.884</text:p>
          </table:table-cell>
          <table:table-cell table:style-name="ce1" table:formula="of:=2*SQRT([.D40])/5000" office:value-type="float" office:value="2.08257066948829">
            <text:p>2.083</text:p>
          </table:table-cell>
          <table:table-cell table:style-name="ce1" table:formula="of:=2*SQRT([.E40])/5000" office:value-type="float" office:value="3.70018157032267">
            <text:p>3.700</text:p>
          </table:table-cell>
          <table:table-cell table:style-name="ce1" table:formula="of:=2*[.A40]*[.$B$45]/5000" office:value-type="float" office:value="1.88364622961691">
            <text:p>1.884</text:p>
          </table:table-cell>
          <table:table-cell table:style-name="ce1" table:formula="of:=2*[.A40]*[.$B$44]/5000" office:value-type="float" office:value="3.69940775560184">
            <text:p>3.699</text:p>
          </table:table-cell>
        </table:table-row>
        <table:table-row table:style-name="ro2">
          <table:table-cell table:style-name="ce1" office:value-type="float" office:value="1.53152641863">
            <text:p>1.532</text:p>
          </table:table-cell>
          <table:table-cell table:style-name="ce1" office:value-type="float" office:value="0">
            <text:p>0.000</text:p>
          </table:table-cell>
          <table:table-cell table:style-name="ce3" office:value-type="float" office:value="23369099.3331254">
            <text:p>2.34E+007</text:p>
          </table:table-cell>
          <table:table-cell table:style-name="ce3" office:value-type="float" office:value="25829992.537504">
            <text:p>2.58E+007</text:p>
          </table:table-cell>
          <table:table-cell table:style-name="ce3" office:value-type="float" office:value="90137954.5706274">
            <text:p>9.01E+007</text:p>
          </table:table-cell>
          <table:table-cell/>
          <table:table-cell table:style-name="ce5" table:formula="of:=2*[.A41]/PI()" office:value-type="float" office:value="0.975000000003168">
            <text:p>0.98</text:p>
          </table:table-cell>
          <table:table-cell table:style-name="ce1" table:formula="of:=2*SQRT([.C41])/5000" office:value-type="float" office:value="1.93366385219874">
            <text:p>1.934</text:p>
          </table:table-cell>
          <table:table-cell table:style-name="ce1" table:formula="of:=2*SQRT([.D41])/5000" office:value-type="float" office:value="2.03292862786686">
            <text:p>2.033</text:p>
          </table:table-cell>
          <table:table-cell table:style-name="ce1" table:formula="of:=2*SQRT([.E41])/5000" office:value-type="float" office:value="3.79764041627171">
            <text:p>3.798</text:p>
          </table:table-cell>
          <table:table-cell table:style-name="ce1" table:formula="of:=2*[.A41]*[.$B$45]/5000" office:value-type="float" office:value="1.9332158672384">
            <text:p>1.933</text:p>
          </table:table-cell>
          <table:table-cell table:style-name="ce1" table:formula="of:=2*[.A41]*[.$B$44]/5000" office:value-type="float" office:value="3.79676059127557">
            <text:p>3.797</text:p>
          </table:table-cell>
        </table:table-row>
        <table:table-row table:style-name="ro2">
          <table:table-cell table:style-name="ce1" office:value-type="float" office:value="1.5707963268">
            <text:p>1.571</text:p>
          </table:table-cell>
          <table:table-cell table:style-name="ce1" office:value-type="float" office:value="0">
            <text:p>0.000</text:p>
          </table:table-cell>
          <table:table-cell table:style-name="ce3" office:value-type="float" office:value="24584073.7950303">
            <text:p>2.46E+007</text:p>
          </table:table-cell>
          <table:table-cell table:style-name="ce3" office:value-type="float" office:value="24584073.7953501">
            <text:p>2.46E+007</text:p>
          </table:table-cell>
          <table:table-cell table:style-name="ce3" office:value-type="float" office:value="94824284.6379731">
            <text:p>9.48E+007</text:p>
          </table:table-cell>
          <table:table-cell/>
          <table:table-cell table:style-name="ce5" table:formula="of:=2*[.A42]/PI()" office:value-type="float" office:value="1.00000000000325">
            <text:p>1.00</text:p>
          </table:table-cell>
          <table:table-cell table:style-name="ce1" table:formula="of:=2*SQRT([.C42])/5000" office:value-type="float" office:value="1.98329317227808">
            <text:p>1.983</text:p>
          </table:table-cell>
          <table:table-cell table:style-name="ce1" table:formula="of:=2*SQRT([.D42])/5000" office:value-type="float" office:value="1.98329317229098">
            <text:p>1.983</text:p>
          </table:table-cell>
          <table:table-cell table:style-name="ce1" table:formula="of:=2*SQRT([.E42])/5000" office:value-type="float" office:value="3.89511046596572">
            <text:p>3.895</text:p>
          </table:table-cell>
          <table:table-cell table:style-name="ce1" table:formula="of:=2*[.A42]*[.$B$45]/5000" office:value-type="float" office:value="1.9827855048599">
            <text:p>1.983</text:p>
          </table:table-cell>
          <table:table-cell table:style-name="ce1" table:formula="of:=2*[.A42]*[.$B$44]/5000" office:value-type="float" office:value="3.8941134269493">
            <text:p>3.894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>
            <text:p>alpha</text:p>
          </table:table-cell>
          <table:table-cell table:style-name="ce2" office:value-type="float" office:value="6197.67400857488">
            <text:p>6197.6740</text:p>
          </table:table-cell>
          <table:table-cell table:number-columns-repeated="10"/>
        </table:table-row>
        <table:table-row table:style-name="ro2">
          <table:table-cell table:style-name="ce2" office:value-type="string">
            <text:p>beta</text:p>
          </table:table-cell>
          <table:table-cell table:style-name="ce2" office:value-type="float" office:value="3155.70114188387">
            <text:p>3155.7011</text:p>
          </table:table-cell>
          <table:table-cell table:number-columns-repeated="10"/>
        </table:table-row>
        <table:table-row table:style-name="ro2" table:number-rows-repeated="1048530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9" number:min-integer-digits="1"/>
    </number:number-style>
    <number:number-style style:name="N125">
      <number:number number:decimal-places="8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currency-style style:name="N130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30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30P0"/>
    </number:currency-style>
    <number:number-style style:name="N131P0" style:volatile="true">
      <number:number number:decimal-places="0" number:min-integer-digits="1" number:grouping="true"/>
    </number:number-style>
    <number:number-style style:name="N131">
      <number:text>-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</number:number-style>
    <number:number-style style:name="N133">
      <number:text>-</number:text>
      <number:number number: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integer-digits="1" number:grouping="true"/>
      <style:map style:condition="value()&gt;=0" style:apply-style-name="N134P0"/>
    </number:number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">
      <number:number number:decimal-places="12" number:min-integer-digits="1"/>
    </number:number-style>
    <number:number-style style:name="N140">
      <number:number number:decimal-places="13" number:min-integer-digits="1"/>
    </number:number-style>
    <number:percentage-style style:name="N141">
      <number:number number:decimal-places="3" number:min-integer-digits="1"/>
      <number:text>%</number:text>
    </number:percentag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Guarin</meta:initial-creator>
    <meta:creation-date>2012-08-22T10:39:12</meta:creation-date>
    <dc:date>2012-08-22T10:55:01</dc:date>
    <dc:creator>Nicolas Guarin</dc:creator>
    <meta:editing-duration>P0D</meta:editing-duration>
    <meta:editing-cycles>1</meta:editing-cycles>
    <meta:document-statistic meta:table-count="3" meta:cell-count="461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minimum="0" chart:maximum="1" chart:interval-major="0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minimum="0" chart:maximum="4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automatic" chart:symbol-width="0.15cm" chart:symbol-height="0.1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121">
      <style:chart-properties chart:symbol-type="automatic" chart:symbol-width="0.15cm" chart:symbol-height="0.15cm">
        <chart:symbol-image xlink:href="Pictures/2000000D000000FD000000FDB0168EDE.svm" xlink:type="simple" xlink:actuate="onLoad"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12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4 5 1 2 3" chart:style-name="ch1">
        <chart:legend chart:legend-position="end" svg:x="13.783cm" svg:y="3.205cm" style:legend-expansion="high" chart:style-name="ch2"/>
        <chart:plot-area chart:style-name="ch3" table:cell-range-address="Sheet1.G2:Sheet1.J42 Sheet1.K1:Sheet1.L42 Sheet1.H1:Sheet1.J1" chart:data-source-has-labels="row" svg:x="0.77cm" svg:y="0.855cm" svg:width="12.373cm" svg:height="7.545cm">
          <chartooo:coordinate-region svg:x="1.868cm" svg:y="1.054cm" svg:width="10.943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2:Sheet1.K42" chart:label-cell-address="Sheet1.K1:Sheet1.K1" chart:class="chart:scatter">
            <chart:domain table:cell-range-address="Sheet1.G2:Sheet1.G42"/>
            <chart:data-point chart:repeated="41"/>
          </chart:series>
          <chart:series chart:style-name="ch8" chart:values-cell-range-address="Sheet1.L2:Sheet1.L42" chart:label-cell-address="Sheet1.L1:Sheet1.L1" chart:class="chart:scatter">
            <chart:data-point chart:repeated="41"/>
          </chart:series>
          <chart:series chart:style-name="ch9" chart:values-cell-range-address="Sheet1.H2:Sheet1.H42" chart:label-cell-address="Sheet1.H1:Sheet1.H1" chart:class="chart:scatter">
            <chart:data-point chart:repeated="41"/>
          </chart:series>
          <chart:series chart:style-name="ch10" chart:values-cell-range-address="Sheet1.I2:Sheet1.I42" chart:label-cell-address="Sheet1.I1:Sheet1.I1" chart:class="chart:scatter">
            <chart:data-point chart:repeated="41"/>
          </chart:series>
          <chart:series chart:style-name="ch11" chart:values-cell-range-address="Sheet1.J2:Sheet1.J42" chart:label-cell-address="Sheet1.J1:Sheet1.J1" chart:class="chart:scatter">
            <chart:data-point chart:repeated="4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Beta</text:p>
                <draw:g>
                  <svg:desc>Sheet1.K1:Sheet1.K1</svg:desc>
                </draw:g>
              </table:table-cell>
              <table:table-cell office:value-type="string">
                <text:p>Alpha</text:p>
                <draw:g>
                  <svg:desc>Sheet1.L1:Sheet1.L1</svg:desc>
                </draw:g>
              </table:table-cell>
              <table:table-cell office:value-type="string">
                <text:p>N = 1</text:p>
                <draw:g>
                  <svg:desc>Sheet1.H1:Sheet1.H1</svg:desc>
                </draw:g>
              </table:table-cell>
              <table:table-cell office:value-type="string">
                <text:p>N = 2</text:p>
                <draw:g>
                  <svg:desc>Sheet1.I1:Sheet1.I1</svg:desc>
                </draw:g>
              </table:table-cell>
              <table:table-cell office:value-type="string">
                <text:p>N = 3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2:Sheet1.G42</svg:desc>
                </draw:g>
              </table:table-cell>
              <table:table-cell office:value-type="float" office:value="0">
                <text:p>0</text:p>
                <draw:g>
                  <svg:desc>Sheet1.K2:Sheet1.K42</svg:desc>
                </draw:g>
              </table:table-cell>
              <table:table-cell office:value-type="float" office:value="0">
                <text:p>0</text:p>
                <draw:g>
                  <svg:desc>Sheet1.L2:Sheet1.L42</svg:desc>
                </draw:g>
              </table:table-cell>
              <table:table-cell office:value-type="float" office:value="0.00000120690808914114">
                <text:p>0.00000120690808914114</text:p>
                <draw:g>
                  <svg:desc>Sheet1.H2:Sheet1.H42</svg:desc>
                </draw:g>
              </table:table-cell>
              <table:table-cell office:value-type="float" office:value="0.000000815116014876382">
                <text:p>0.000000815116014876382</text:p>
                <draw:g>
                  <svg:desc>Sheet1.I2:Sheet1.I42</svg:desc>
                </draw:g>
              </table:table-cell>
              <table:table-cell office:value-type="float" office:value="3.98045822721546">
                <text:p>3.98045822721546</text:p>
                <draw:g>
                  <svg:desc>Sheet1.J2:Sheet1.J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0000000000812">
                <text:p>0.0250000000000812</text:p>
              </table:table-cell>
              <table:table-cell office:value-type="float" office:value="0.0495696376214975">
                <text:p>0.0495696376214975</text:p>
              </table:table-cell>
              <table:table-cell office:value-type="float" office:value="0.0973528356737325">
                <text:p>0.0973528356737325</text:p>
              </table:table-cell>
              <table:table-cell office:value-type="float" office:value="0.049569637630477">
                <text:p>0.049569637630477</text:p>
              </table:table-cell>
              <table:table-cell office:value-type="float" office:value="0.0973528356824741">
                <text:p>0.0973528356824741</text:p>
              </table:table-cell>
              <table:table-cell office:value-type="float" office:value="3.93001983517035">
                <text:p>3.930019835170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00000000001625">
                <text:p>0.0500000000001625</text:p>
              </table:table-cell>
              <table:table-cell office:value-type="float" office:value="0.099139275242995">
                <text:p>0.099139275242995</text:p>
              </table:table-cell>
              <table:table-cell office:value-type="float" office:value="0.194705671347465">
                <text:p>0.194705671347465</text:p>
              </table:table-cell>
              <table:table-cell office:value-type="float" office:value="0.099139275407109">
                <text:p>0.099139275407109</text:p>
              </table:table-cell>
              <table:table-cell office:value-type="float" office:value="0.194705671669428">
                <text:p>0.194705671669428</text:p>
              </table:table-cell>
              <table:table-cell office:value-type="float" office:value="3.87962118725579">
                <text:p>3.879621187255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0000000002437">
                <text:p>0.0750000000002437</text:p>
              </table:table-cell>
              <table:table-cell office:value-type="float" office:value="0.148708912864492">
                <text:p>0.148708912864492</text:p>
              </table:table-cell>
              <table:table-cell office:value-type="float" office:value="0.292058507021198">
                <text:p>0.292058507021198</text:p>
              </table:table-cell>
              <table:table-cell office:value-type="float" office:value="0.148708914107311">
                <text:p>0.148708914107311</text:p>
              </table:table-cell>
              <table:table-cell office:value-type="float" office:value="0.29205850946249">
                <text:p>0.29205850946249</text:p>
              </table:table-cell>
              <table:table-cell office:value-type="float" office:value="3.82926101236591">
                <text:p>3.829261012365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0000000000325">
                <text:p>0.100000000000325</text:p>
              </table:table-cell>
              <table:table-cell office:value-type="float" office:value="0.19827855048599">
                <text:p>0.19827855048599</text:p>
              </table:table-cell>
              <table:table-cell office:value-type="float" office:value="0.38941134269493">
                <text:p>0.38941134269493</text:p>
              </table:table-cell>
              <table:table-cell office:value-type="float" office:value="0.198278555724374">
                <text:p>0.198278555724374</text:p>
              </table:table-cell>
              <table:table-cell office:value-type="float" office:value="0.389411352981214">
                <text:p>0.389411352981214</text:p>
              </table:table-cell>
              <table:table-cell office:value-type="float" office:value="3.77893805875871">
                <text:p>3.778938058758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000000000406">
                <text:p>0.125000000000406</text:p>
              </table:table-cell>
              <table:table-cell office:value-type="float" office:value="0.247848188107487">
                <text:p>0.247848188107487</text:p>
              </table:table-cell>
              <table:table-cell office:value-type="float" office:value="0.486764178368663">
                <text:p>0.486764178368663</text:p>
              </table:table-cell>
              <table:table-cell office:value-type="float" office:value="0.247848204088514">
                <text:p>0.247848204088514</text:p>
              </table:table-cell>
              <table:table-cell office:value-type="float" office:value="0.48676420975499">
                <text:p>0.48676420975499</text:p>
              </table:table-cell>
              <table:table-cell office:value-type="float" office:value="3.72865109445194">
                <text:p>3.728651094451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0000000000487">
                <text:p>0.150000000000487</text:p>
              </table:table-cell>
              <table:table-cell office:value-type="float" office:value="0.297417825728985">
                <text:p>0.297417825728985</text:p>
              </table:table-cell>
              <table:table-cell office:value-type="float" office:value="0.584117014042395">
                <text:p>0.584117014042395</text:p>
              </table:table-cell>
              <table:table-cell office:value-type="float" office:value="0.297417865486668">
                <text:p>0.297417865486668</text:p>
              </table:table-cell>
              <table:table-cell office:value-type="float" office:value="0.584117092123382">
                <text:p>0.584117092123382</text:p>
              </table:table-cell>
              <table:table-cell office:value-type="float" office:value="3.6783989075839">
                <text:p>3.67839890758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000000000569">
                <text:p>0.175000000000569</text:p>
              </table:table-cell>
              <table:table-cell office:value-type="float" office:value="0.346987463350482">
                <text:p>0.346987463350482</text:p>
              </table:table-cell>
              <table:table-cell office:value-type="float" office:value="0.681469849716128">
                <text:p>0.681469849716128</text:p>
              </table:table-cell>
              <table:table-cell office:value-type="float" office:value="0.34698754925829">
                <text:p>0.34698754925829</text:p>
              </table:table-cell>
              <table:table-cell office:value-type="float" office:value="0.68147001843588">
                <text:p>0.68147001843588</text:p>
              </table:table-cell>
              <table:table-cell office:value-type="float" office:value="3.62818030674342">
                <text:p>3.628180306743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000000000065">
                <text:p>0.20000000000065</text:p>
              </table:table-cell>
              <table:table-cell office:value-type="float" office:value="0.39655710097198">
                <text:p>0.39655710097198</text:p>
              </table:table-cell>
              <table:table-cell office:value-type="float" office:value="0.77882268538986">
                <text:p>0.77882268538986</text:p>
              </table:table-cell>
              <table:table-cell office:value-type="float" office:value="0.396557268412007">
                <text:p>0.396557268412007</text:p>
              </table:table-cell>
              <table:table-cell office:value-type="float" office:value="0.7788230142376">
                <text:p>0.7788230142376</text:p>
              </table:table-cell>
              <table:table-cell office:value-type="float" office:value="3.57799412127046">
                <text:p>3.577994121270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000000000731">
                <text:p>0.225000000000731</text:p>
              </table:table-cell>
              <table:table-cell office:value-type="float" office:value="0.446126738593477">
                <text:p>0.446126738593477</text:p>
              </table:table-cell>
              <table:table-cell office:value-type="float" office:value="0.876175521063593">
                <text:p>0.876175521063593</text:p>
              </table:table-cell>
              <table:table-cell office:value-type="float" office:value="0.446127040224748">
                <text:p>0.446127040224748</text:p>
              </table:table-cell>
              <table:table-cell office:value-type="float" office:value="0.876176113455067">
                <text:p>0.876176113455067</text:p>
              </table:table-cell>
              <table:table-cell office:value-type="float" office:value="3.52783920152858">
                <text:p>3.527839201528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0000000000812">
                <text:p>0.250000000000812</text:p>
              </table:table-cell>
              <table:table-cell office:value-type="float" office:value="0.495696376214975">
                <text:p>0.495696376214975</text:p>
              </table:table-cell>
              <table:table-cell office:value-type="float" office:value="0.973528356737325">
                <text:p>0.973528356737325</text:p>
              </table:table-cell>
              <table:table-cell office:value-type="float" office:value="0.495696886833851">
                <text:p>0.495696886833851</text:p>
              </table:table-cell>
              <table:table-cell office:value-type="float" office:value="0.973529359573585">
                <text:p>0.973529359573585</text:p>
              </table:table-cell>
              <table:table-cell office:value-type="float" office:value="3.47771441915153">
                <text:p>3.47771441915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000000000893">
                <text:p>0.275000000000893</text:p>
              </table:table-cell>
              <table:table-cell office:value-type="float" office:value="0.545266013836472">
                <text:p>0.545266013836472</text:p>
              </table:table-cell>
              <table:table-cell office:value-type="float" office:value="1.07088119241106">
                <text:p>1.07088119241106</text:p>
              </table:table-cell>
              <table:table-cell office:value-type="float" office:value="0.545266835846156">
                <text:p>0.545266835846156</text:p>
              </table:table-cell>
              <table:table-cell office:value-type="float" office:value="1.0708828068066">
                <text:p>1.0708828068066</text:p>
              </table:table-cell>
              <table:table-cell office:value-type="float" office:value="3.42761866726536">
                <text:p>3.427618667265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0000000000975">
                <text:p>0.300000000000975</text:p>
              </table:table-cell>
              <table:table-cell office:value-type="float" office:value="0.59483565145797">
                <text:p>0.59483565145797</text:p>
              </table:table-cell>
              <table:table-cell office:value-type="float" office:value="1.16823402808479">
                <text:p>1.16823402808479</text:p>
              </table:table-cell>
              <table:table-cell office:value-type="float" office:value="0.594836920917932">
                <text:p>0.594836920917932</text:p>
              </table:table-cell>
              <table:table-cell office:value-type="float" office:value="1.16823652125441">
                <text:p>1.16823652125441</text:p>
              </table:table-cell>
              <table:table-cell office:value-type="float" office:value="3.37755086068639">
                <text:p>3.377550860686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000000001056">
                <text:p>0.325000000001056</text:p>
              </table:table-cell>
              <table:table-cell office:value-type="float" office:value="0.644405289079467">
                <text:p>0.644405289079467</text:p>
              </table:table-cell>
              <table:table-cell office:value-type="float" office:value="1.26558686375852">
                <text:p>1.26558686375852</text:p>
              </table:table-cell>
              <table:table-cell office:value-type="float" office:value="0.64440718234424">
                <text:p>0.64440718234424</text:p>
              </table:table-cell>
              <table:table-cell office:value-type="float" office:value="1.26559058205671">
                <text:p>1.26559058205671</text:p>
              </table:table-cell>
              <table:table-cell office:value-type="float" office:value="3.32750993609729">
                <text:p>3.327509936097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0000000001137">
                <text:p>0.350000000001137</text:p>
              </table:table-cell>
              <table:table-cell office:value-type="float" office:value="0.693974926700965">
                <text:p>0.693974926700965</text:p>
              </table:table-cell>
              <table:table-cell office:value-type="float" office:value="1.36293969943226">
                <text:p>1.36293969943226</text:p>
              </table:table-cell>
              <table:table-cell office:value-type="float" office:value="0.693977667639973">
                <text:p>0.693977667639973</text:p>
              </table:table-cell>
              <table:table-cell office:value-type="float" office:value="1.36294508252926">
                <text:p>1.36294508252926</text:p>
              </table:table-cell>
              <table:table-cell office:value-type="float" office:value="3.27749485220227">
                <text:p>3.277494852202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000000001218">
                <text:p>0.375000000001218</text:p>
              </table:table-cell>
              <table:table-cell office:value-type="float" office:value="0.743544564322462">
                <text:p>0.743544564322462</text:p>
              </table:table-cell>
              <table:table-cell office:value-type="float" office:value="1.46029253510599">
                <text:p>1.46029253510599</text:p>
              </table:table-cell>
              <table:table-cell office:value-type="float" office:value="0.7435484321116">
                <text:p>0.7435484321116</text:p>
              </table:table-cell>
              <table:table-cell office:value-type="float" office:value="1.46030013129359">
                <text:p>1.46030013129359</text:p>
              </table:table-cell>
              <table:table-cell office:value-type="float" office:value="3.22750458986127">
                <text:p>3.227504589861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00000000013">
                <text:p>0.4000000000013</text:p>
              </table:table-cell>
              <table:table-cell office:value-type="float" office:value="0.79311420194396">
                <text:p>0.79311420194396</text:p>
              </table:table-cell>
              <table:table-cell office:value-type="float" office:value="1.55764537077972">
                <text:p>1.55764537077972</text:p>
              </table:table-cell>
              <table:table-cell office:value-type="float" office:value="0.793119539427983">
                <text:p>0.793119539427983</text:p>
              </table:table-cell>
              <table:table-cell office:value-type="float" office:value="1.55765585339076">
                <text:p>1.55765585339076</text:p>
              </table:table-cell>
              <table:table-cell office:value-type="float" office:value="3.17753815220469">
                <text:p>3.177538152204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000000001381">
                <text:p>0.425000000001381</text:p>
              </table:table-cell>
              <table:table-cell office:value-type="float" office:value="0.842683839565457">
                <text:p>0.842683839565457</text:p>
              </table:table-cell>
              <table:table-cell office:value-type="float" office:value="1.65499820645345">
                <text:p>1.65499820645345</text:p>
              </table:table-cell>
              <table:table-cell office:value-type="float" office:value="0.842691062179068">
                <text:p>0.842691062179068</text:p>
              </table:table-cell>
              <table:table-cell office:value-type="float" office:value="1.6550123913846">
                <text:p>1.6550123913846</text:p>
              </table:table-cell>
              <table:table-cell office:value-type="float" office:value="3.12759456473048">
                <text:p>3.127594564730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0000000001462">
                <text:p>0.450000000001462</text:p>
              </table:table-cell>
              <table:table-cell office:value-type="float" office:value="0.892253477186955">
                <text:p>0.892253477186955</text:p>
              </table:table-cell>
              <table:table-cell office:value-type="float" office:value="1.75235104212719">
                <text:p>1.75235104212719</text:p>
              </table:table-cell>
              <table:table-cell office:value-type="float" office:value="0.892263082428143">
                <text:p>0.892263082428143</text:p>
              </table:table-cell>
              <table:table-cell office:value-type="float" office:value="1.75236990644667">
                <text:p>1.75236990644667</text:p>
              </table:table-cell>
              <table:table-cell office:value-type="float" office:value="3.07767287538034">
                <text:p>3.077672875380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000000001543">
                <text:p>0.475000000001543</text:p>
              </table:table-cell>
              <table:table-cell office:value-type="float" office:value="0.941823114808452">
                <text:p>0.941823114808452</text:p>
              </table:table-cell>
              <table:table-cell office:value-type="float" office:value="1.84970387780092">
                <text:p>1.84970387780092</text:p>
              </table:table-cell>
              <table:table-cell office:value-type="float" office:value="0.941835692262873">
                <text:p>0.941835692262873</text:p>
              </table:table-cell>
              <table:table-cell office:value-type="float" office:value="1.8497285794305">
                <text:p>1.8497285794305</text:p>
              </table:table-cell>
              <table:table-cell office:value-type="float" office:value="3.02777215460237">
                <text:p>3.027772154602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0000000001624">
                <text:p>0.500000000001624</text:p>
              </table:table-cell>
              <table:table-cell office:value-type="float" office:value="0.99139275242995">
                <text:p>0.99139275242995</text:p>
              </table:table-cell>
              <table:table-cell office:value-type="float" office:value="1.94705671347465">
                <text:p>1.94705671347465</text:p>
              </table:table-cell>
              <table:table-cell office:value-type="float" office:value="0.991408994326637">
                <text:p>0.991408994326637</text:p>
              </table:table-cell>
              <table:table-cell office:value-type="float" office:value="1.94708861192687">
                <text:p>1.94708861192687</text:p>
              </table:table-cell>
              <table:table-cell office:value-type="float" office:value="2.97789149539249">
                <text:p>2.977891495392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000000001706">
                <text:p>0.525000000001706</text:p>
              </table:table-cell>
              <table:table-cell office:value-type="float" office:value="1.04096239005145">
                <text:p>1.04096239005145</text:p>
              </table:table-cell>
              <table:table-cell office:value-type="float" office:value="2.04440954914838">
                <text:p>2.04440954914838</text:p>
              </table:table-cell>
              <table:table-cell office:value-type="float" office:value="1.04098310235395">
                <text:p>1.04098310235395</text:p>
              </table:table-cell>
              <table:table-cell office:value-type="float" office:value="2.04445022730327">
                <text:p>2.04445022730327</text:p>
              </table:table-cell>
              <table:table-cell office:value-type="float" office:value="2.92803001332219">
                <text:p>2.928030013322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0000000001787">
                <text:p>0.550000000001787</text:p>
              </table:table-cell>
              <table:table-cell office:value-type="float" office:value="1.09053202767294">
                <text:p>1.09053202767294</text:p>
              </table:table-cell>
              <table:table-cell office:value-type="float" office:value="2.14176238482211">
                <text:p>2.14176238482211</text:p>
              </table:table-cell>
              <table:table-cell office:value-type="float" office:value="1.0905581416865">
                <text:p>1.0905581416865</text:p>
              </table:table-cell>
              <table:table-cell office:value-type="float" office:value="2.14181367172685">
                <text:p>2.14181367172685</text:p>
              </table:table-cell>
              <table:table-cell office:value-type="float" office:value="2.87818684654912">
                <text:p>2.878186846549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000000001868">
                <text:p>0.575000000001868</text:p>
              </table:table-cell>
              <table:table-cell office:value-type="float" office:value="1.14010166529444">
                <text:p>1.14010166529444</text:p>
              </table:table-cell>
              <table:table-cell office:value-type="float" office:value="2.23911522049585">
                <text:p>2.23911522049585</text:p>
              </table:table-cell>
              <table:table-cell office:value-type="float" office:value="1.14013424978667">
                <text:p>1.14013424978667</text:p>
              </table:table-cell>
              <table:table-cell office:value-type="float" office:value="2.2391792151679">
                <text:p>2.2391792151679</text:p>
              </table:table-cell>
              <table:table-cell office:value-type="float" office:value="2.82836115581081">
                <text:p>2.828361155810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00000000001949">
                <text:p>0.600000000001949</text:p>
              </table:table-cell>
              <table:table-cell office:value-type="float" office:value="1.18967130291594">
                <text:p>1.18967130291594</text:p>
              </table:table-cell>
              <table:table-cell office:value-type="float" office:value="2.33646805616958">
                <text:p>2.33646805616958</text:p>
              </table:table-cell>
              <table:table-cell office:value-type="float" office:value="1.18971157673781">
                <text:p>1.18971157673781</text:p>
              </table:table-cell>
              <table:table-cell office:value-type="float" office:value="2.33654715238555">
                <text:p>2.33654715238555</text:p>
              </table:table-cell>
              <table:table-cell office:value-type="float" office:value="2.77855212440466">
                <text:p>2.778552124404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00000000203">
                <text:p>0.62500000000203</text:p>
              </table:table-cell>
              <table:table-cell office:value-type="float" office:value="1.23924094053744">
                <text:p>1.23924094053744</text:p>
              </table:table-cell>
              <table:table-cell office:value-type="float" office:value="2.43382089184331">
                <text:p>2.43382089184331</text:p>
              </table:table-cell>
              <table:table-cell office:value-type="float" office:value="1.23929028573808">
                <text:p>1.23929028573808</text:p>
              </table:table-cell>
              <table:table-cell office:value-type="float" office:value="2.43391780389378">
                <text:p>2.43391780389378</text:p>
              </table:table-cell>
              <table:table-cell office:value-type="float" office:value="2.72875895815174">
                <text:p>2.728758958151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0000000002112">
                <text:p>0.650000000002112</text:p>
              </table:table-cell>
              <table:table-cell office:value-type="float" office:value="1.28881057815893">
                <text:p>1.28881057815893</text:p>
              </table:table-cell>
              <table:table-cell office:value-type="float" office:value="2.53117372751705">
                <text:p>2.53117372751705</text:p>
              </table:table-cell>
              <table:table-cell office:value-type="float" office:value="1.28887055358098">
                <text:p>1.28887055358098</text:p>
              </table:table-cell>
              <table:table-cell office:value-type="float" office:value="2.53129151690745">
                <text:p>2.53129151690745</text:p>
              </table:table-cell>
              <table:table-cell office:value-type="float" office:value="2.67898088534523">
                <text:p>2.678980885345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000000002193">
                <text:p>0.675000000002193</text:p>
              </table:table-cell>
              <table:table-cell office:value-type="float" office:value="1.33838021578043">
                <text:p>1.33838021578043</text:p>
              </table:table-cell>
              <table:table-cell office:value-type="float" office:value="2.62852656319078">
                <text:p>2.62852656319078</text:p>
              </table:table-cell>
              <table:table-cell office:value-type="float" office:value="1.33845257112555">
                <text:p>1.33845257112555</text:p>
              </table:table-cell>
              <table:table-cell office:value-type="float" office:value="2.62866866626736">
                <text:p>2.62866866626736</text:p>
              </table:table-cell>
              <table:table-cell office:value-type="float" office:value="2.6292171566845">
                <text:p>2.62921715668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00000000002274">
                <text:p>0.700000000002274</text:p>
              </table:table-cell>
              <table:table-cell office:value-type="float" office:value="1.38794985340193">
                <text:p>1.38794985340193</text:p>
              </table:table-cell>
              <table:table-cell office:value-type="float" office:value="2.72587939886451">
                <text:p>2.72587939886451</text:p>
              </table:table-cell>
              <table:table-cell office:value-type="float" office:value="1.38803654375816">
                <text:p>1.38803654375816</text:p>
              </table:table-cell>
              <table:table-cell office:value-type="float" office:value="2.57946704519408">
                <text:p>2.57946704519408</text:p>
              </table:table-cell>
              <table:table-cell office:value-type="float" office:value="2.72604965534467">
                <text:p>2.726049655344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000000002355">
                <text:p>0.725000000002355</text:p>
              </table:table-cell>
              <table:table-cell office:value-type="float" office:value="1.43751949102343">
                <text:p>1.43751949102343</text:p>
              </table:table-cell>
              <table:table-cell office:value-type="float" office:value="2.82323223453824">
                <text:p>2.82323223453824</text:p>
              </table:table-cell>
              <table:table-cell office:value-type="float" office:value="1.4376226918427">
                <text:p>1.4376226918427</text:p>
              </table:table-cell>
              <table:table-cell office:value-type="float" office:value="2.52972984612911">
                <text:p>2.52972984612911</text:p>
              </table:table-cell>
              <table:table-cell office:value-type="float" office:value="2.82343491692374">
                <text:p>2.823434916923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0000000002437">
                <text:p>0.750000000002437</text:p>
              </table:table-cell>
              <table:table-cell office:value-type="float" office:value="1.48708912864492">
                <text:p>1.48708912864492</text:p>
              </table:table-cell>
              <table:table-cell office:value-type="float" office:value="2.92058507021198">
                <text:p>2.92058507021198</text:p>
              </table:table-cell>
              <table:table-cell office:value-type="float" office:value="1.48721125115596">
                <text:p>1.48721125115596</text:p>
              </table:table-cell>
              <table:table-cell office:value-type="float" office:value="2.48000487686556">
                <text:p>2.48000487686556</text:p>
              </table:table-cell>
              <table:table-cell office:value-type="float" office:value="2.9208249140622">
                <text:p>2.92082491406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000000002518">
                <text:p>0.775000000002518</text:p>
              </table:table-cell>
              <table:table-cell office:value-type="float" office:value="1.53665876626642">
                <text:p>1.53665876626642</text:p>
              </table:table-cell>
              <table:table-cell office:value-type="float" office:value="3.01793790588571">
                <text:p>3.01793790588571</text:p>
              </table:table-cell>
              <table:table-cell office:value-type="float" office:value="1.53680247331613">
                <text:p>1.53680247331613</text:p>
              </table:table-cell>
              <table:table-cell office:value-type="float" office:value="2.43029147677592">
                <text:p>2.43029147677592</text:p>
              </table:table-cell>
              <table:table-cell office:value-type="float" office:value="3.01822014092864">
                <text:p>3.018220140928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00000000002599">
                <text:p>0.800000000002599</text:p>
              </table:table-cell>
              <table:table-cell office:value-type="float" office:value="1.58622840388792">
                <text:p>1.58622840388792</text:p>
              </table:table-cell>
              <table:table-cell office:value-type="float" office:value="3.11529074155944">
                <text:p>3.11529074155944</text:p>
              </table:table-cell>
              <table:table-cell office:value-type="float" office:value="1.58639662619798">
                <text:p>1.58639662619798</text:p>
              </table:table-cell>
              <table:table-cell office:value-type="float" office:value="2.38058900709191">
                <text:p>2.38058900709191</text:p>
              </table:table-cell>
              <table:table-cell office:value-type="float" office:value="3.1156211236177">
                <text:p>3.11562112361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000000002681">
                <text:p>0.825000000002681</text:p>
              </table:table-cell>
              <table:table-cell office:value-type="float" office:value="1.63579804150942">
                <text:p>1.63579804150942</text:p>
              </table:table-cell>
              <table:table-cell office:value-type="float" office:value="3.21264357723317">
                <text:p>3.21264357723317</text:p>
              </table:table-cell>
              <table:table-cell office:value-type="float" office:value="1.63599399433387">
                <text:p>1.63599399433387</text:p>
              </table:table-cell>
              <table:table-cell office:value-type="float" office:value="2.33089685075214">
                <text:p>2.33089685075214</text:p>
              </table:table-cell>
              <table:table-cell office:value-type="float" office:value="3.21302842094082">
                <text:p>3.213028420940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0000000002762">
                <text:p>0.850000000002762</text:p>
              </table:table-cell>
              <table:table-cell office:value-type="float" office:value="1.68536767913091">
                <text:p>1.68536767913091</text:p>
              </table:table-cell>
              <table:table-cell office:value-type="float" office:value="3.30999641290691">
                <text:p>3.30999641290691</text:p>
              </table:table-cell>
              <table:table-cell office:value-type="float" office:value="1.68559487930681">
                <text:p>1.68559487930681</text:p>
              </table:table-cell>
              <table:table-cell office:value-type="float" office:value="2.28121441223646">
                <text:p>2.28121441223646</text:p>
              </table:table-cell>
              <table:table-cell office:value-type="float" office:value="3.31044262519425">
                <text:p>3.310442625194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000000002843">
                <text:p>0.875000000002843</text:p>
              </table:table-cell>
              <table:table-cell office:value-type="float" office:value="1.73493731675241">
                <text:p>1.73493731675241</text:p>
              </table:table-cell>
              <table:table-cell office:value-type="float" office:value="3.40734924858064">
                <text:p>3.40734924858064</text:p>
              </table:table-cell>
              <table:table-cell office:value-type="float" office:value="1.73519960012669">
                <text:p>1.73519960012669</text:p>
              </table:table-cell>
              <table:table-cell office:value-type="float" office:value="2.23154111738543">
                <text:p>2.23154111738543</text:p>
              </table:table-cell>
              <table:table-cell office:value-type="float" office:value="3.40786436290184">
                <text:p>3.407864362901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00000000002924">
                <text:p>0.900000000002924</text:p>
              </table:table-cell>
              <table:table-cell office:value-type="float" office:value="1.78450695437391">
                <text:p>1.78450695437391</text:p>
              </table:table-cell>
              <table:table-cell office:value-type="float" office:value="3.50470208425437">
                <text:p>3.50470208425437</text:p>
              </table:table-cell>
              <table:table-cell office:value-type="float" office:value="1.78480849359791">
                <text:p>1.78480849359791</text:p>
              </table:table-cell>
              <table:table-cell office:value-type="float" office:value="2.18187641320793">
                <text:p>2.18187641320793</text:p>
              </table:table-cell>
              <table:table-cell office:value-type="float" office:value="3.50529429553391">
                <text:p>3.505294295533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000000003006">
                <text:p>0.925000000003006</text:p>
              </table:table-cell>
              <table:table-cell office:value-type="float" office:value="1.83407659199541">
                <text:p>1.83407659199541</text:p>
              </table:table-cell>
              <table:table-cell office:value-type="float" office:value="3.6020549199281">
                <text:p>3.6020549199281</text:p>
              </table:table-cell>
              <table:table-cell office:value-type="float" office:value="1.8344219146717">
                <text:p>1.8344219146717</text:p>
              </table:table-cell>
              <table:table-cell office:value-type="float" office:value="2.13221976767286">
                <text:p>2.13221976767286</text:p>
              </table:table-cell>
              <table:table-cell office:value-type="float" office:value="3.6027331202009">
                <text:p>3.60273312020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0000000003087">
                <text:p>0.950000000003087</text:p>
              </table:table-cell>
              <table:table-cell office:value-type="float" office:value="1.88364622961691">
                <text:p>1.88364622961691</text:p>
              </table:table-cell>
              <table:table-cell office:value-type="float" office:value="3.69940775560184">
                <text:p>3.69940775560184</text:p>
              </table:table-cell>
              <table:table-cell office:value-type="float" office:value="1.88404023678713">
                <text:p>1.88404023678713</text:p>
              </table:table-cell>
              <table:table-cell office:value-type="float" office:value="2.08257066948829">
                <text:p>2.08257066948829</text:p>
              </table:table-cell>
              <table:table-cell office:value-type="float" office:value="3.70018157032267">
                <text:p>3.700181570322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000000003168">
                <text:p>0.975000000003168</text:p>
              </table:table-cell>
              <table:table-cell office:value-type="float" office:value="1.9332158672384">
                <text:p>1.9332158672384</text:p>
              </table:table-cell>
              <table:table-cell office:value-type="float" office:value="3.79676059127557">
                <text:p>3.79676059127557</text:p>
              </table:table-cell>
              <table:table-cell office:value-type="float" office:value="1.93366385219874">
                <text:p>1.93366385219874</text:p>
              </table:table-cell>
              <table:table-cell office:value-type="float" office:value="2.03292862786686">
                <text:p>2.03292862786686</text:p>
              </table:table-cell>
              <table:table-cell office:value-type="float" office:value="3.79764041627171">
                <text:p>3.797640416271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0000000000325">
                <text:p>1.00000000000325</text:p>
              </table:table-cell>
              <table:table-cell office:value-type="float" office:value="1.9827855048599">
                <text:p>1.9827855048599</text:p>
              </table:table-cell>
              <table:table-cell office:value-type="float" office:value="3.8941134269493">
                <text:p>3.8941134269493</text:p>
              </table:table-cell>
              <table:table-cell office:value-type="float" office:value="1.98329317227808">
                <text:p>1.98329317227808</text:p>
              </table:table-cell>
              <table:table-cell office:value-type="float" office:value="1.98329317229098">
                <text:p>1.98329317229098</text:p>
              </table:table-cell>
              <table:table-cell office:value-type="float" office:value="3.89511046596572">
                <text:p>3.895110465965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